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0.9409in"/>
    </style:style>
    <style:style style:name="co6" style:family="table-column">
      <style:table-column-properties fo:break-before="auto" style:column-width="2.8201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244in"/>
    </style:style>
    <style:style style:name="co9" style:family="table-column">
      <style:table-column-properties fo:break-before="auto" style:column-width="0.8972in"/>
    </style:style>
    <style:style style:name="co10" style:family="table-column">
      <style:table-column-properties fo:break-before="auto" style:column-width="1.5862in"/>
    </style:style>
    <style:style style:name="co11" style:family="table-column">
      <style:table-column-properties fo:break-before="auto" style:column-width="1.6839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1.6516in"/>
    </style:style>
    <style:style style:name="co14" style:family="table-column">
      <style:table-column-properties fo:break-before="auto" style:column-width="1.2035in"/>
    </style:style>
    <style:style style:name="co15" style:family="table-column">
      <style:table-column-properties fo:break-before="auto" style:column-width="1.5752in"/>
    </style:style>
    <style:style style:name="co16" style:family="table-column">
      <style:table-column-properties fo:break-before="auto" style:column-width="1.6728in"/>
    </style:style>
    <style:style style:name="co17" style:family="table-column">
      <style:table-column-properties fo:break-before="auto" style:column-width="1.6075in"/>
    </style:style>
    <style:style style:name="co18" style:family="table-column">
      <style:table-column-properties fo:break-before="auto" style:column-width="1.6402in"/>
    </style:style>
    <style:style style:name="co19" style:family="table-column">
      <style:table-column-properties fo:break-before="auto" style:column-width="1.848in"/>
    </style:style>
    <style:style style:name="co20" style:family="table-column">
      <style:table-column-properties fo:break-before="auto" style:column-width="1.9138in"/>
    </style:style>
    <style:style style:name="co21" style:family="table-column">
      <style:table-column-properties fo:break-before="auto" style:column-width="1.0071in"/>
    </style:style>
    <style:style style:name="co22" style:family="table-column">
      <style:table-column-properties fo:break-before="auto" style:column-width="1.2472in"/>
    </style:style>
    <style:style style:name="co23" style:family="table-column">
      <style:table-column-properties fo:break-before="auto" style:column-width="1.3453in"/>
    </style:style>
    <style:style style:name="co24" style:family="table-column">
      <style:table-column-properties fo:break-before="auto" style:column-width="1.2799in"/>
    </style:style>
    <style:style style:name="co25" style:family="table-column">
      <style:table-column-properties fo:break-before="auto" style:column-width="1.3126in"/>
    </style:style>
    <style:style style:name="co26" style:family="table-column">
      <style:table-column-properties fo:break-before="auto" style:column-width="1.389in"/>
    </style:style>
    <style:style style:name="co27" style:family="table-column">
      <style:table-column-properties fo:break-before="auto" style:column-width="1.3346in"/>
    </style:style>
    <style:style style:name="co28" style:family="table-column">
      <style:table-column-properties fo:break-before="auto" style:column-width="1.422in"/>
    </style:style>
    <style:style style:name="co29" style:family="table-column">
      <style:table-column-properties fo:break-before="auto" style:column-width="1.3563in"/>
    </style:style>
    <style:style style:name="co30" style:family="table-column">
      <style:table-column-properties fo:break-before="auto" style:column-width="1.7063in"/>
    </style:style>
    <style:style style:name="co31" style:family="table-column">
      <style:table-column-properties fo:break-before="auto" style:column-width="1.8264in"/>
    </style:style>
    <style:style style:name="co32" style:family="table-column">
      <style:table-column-properties fo:break-before="auto" style:column-width="1.8366in"/>
    </style:style>
    <style:style style:name="co33" style:family="table-column">
      <style:table-column-properties fo:break-before="auto" style:column-width="1.1161in"/>
    </style:style>
    <style:style style:name="co34" style:family="table-column">
      <style:table-column-properties fo:break-before="auto" style:column-width="1.5965in"/>
    </style:style>
    <style:style style:name="co35" style:family="table-column">
      <style:table-column-properties fo:break-before="auto" style:column-width="1.302in"/>
    </style:style>
    <style:style style:name="co36" style:family="table-column">
      <style:table-column-properties fo:break-before="auto" style:column-width="1.2362in"/>
    </style:style>
    <style:style style:name="co37" style:family="table-column">
      <style:table-column-properties fo:break-before="auto" style:column-width="1.2689in"/>
    </style:style>
    <style:style style:name="co38" style:family="table-column">
      <style:table-column-properties fo:break-before="auto" style:column-width="0.8209in"/>
    </style:style>
    <style:style style:name="co39" style:family="table-column">
      <style:table-column-properties fo:break-before="auto" style:column-width="1.1925in"/>
    </style:style>
    <style:style style:name="co40" style:family="table-column">
      <style:table-column-properties fo:break-before="auto" style:column-width="1.2909in"/>
    </style:style>
    <style:style style:name="co41" style:family="table-column">
      <style:table-column-properties fo:break-before="auto" style:column-width="1.2252in"/>
    </style:style>
    <style:style style:name="co42" style:family="table-column">
      <style:table-column-properties fo:break-before="auto" style:column-width="1.2583in"/>
    </style:style>
    <style:style style:name="co43" style:family="table-column">
      <style:table-column-properties fo:break-before="auto" style:column-width="1.4654in"/>
    </style:style>
    <style:style style:name="co44" style:family="table-column">
      <style:table-column-properties fo:break-before="auto" style:column-width="1.5311in"/>
    </style:style>
    <style:style style:name="co45" style:family="table-column">
      <style:table-column-properties fo:break-before="auto" style:column-width="0.8646in"/>
    </style:style>
    <style:style style:name="co46" style:family="table-column">
      <style:table-column-properties fo:break-before="auto" style:column-width="0.9307in"/>
    </style:style>
    <style:style style:name="co47" style:family="table-column">
      <style:table-column-properties fo:break-before="auto" style:column-width="1.0398in"/>
    </style:style>
    <style:style style:name="co48" style:family="table-column">
      <style:table-column-properties fo:break-before="auto" style:column-width="0.9744in"/>
    </style:style>
    <style:style style:name="co49" style:family="table-column">
      <style:table-column-properties fo:break-before="auto" style:column-width="1.4437in"/>
    </style:style>
    <style:style style:name="co50" style:family="table-column">
      <style:table-column-properties fo:break-before="auto" style:column-width="1.4547in"/>
    </style:style>
    <style:style style:name="co51" style:family="table-column">
      <style:table-column-properties fo:break-before="auto" style:column-width="0.7335in"/>
    </style:style>
    <style:style style:name="co52" style:family="table-column">
      <style:table-column-properties fo:break-before="auto" style:column-width="1.2146in"/>
    </style:style>
    <style:style style:name="co53" style:family="table-column">
      <style:table-column-properties fo:break-before="auto" style:column-width="1.3236in"/>
    </style:style>
    <style:style style:name="co54" style:family="table-column">
      <style:table-column-properties fo:break-before="auto" style:column-width="1.4764in"/>
    </style:style>
    <style:style style:name="co55" style:family="table-column">
      <style:table-column-properties fo:break-before="auto" style:column-width="1.0508in"/>
    </style:style>
    <style:style style:name="co56" style:family="table-column">
      <style:table-column-properties fo:break-before="auto" style:column-width="0.8102in"/>
    </style:style>
    <style:style style:name="co57" style:family="table-column">
      <style:table-column-properties fo:break-before="auto" style:column-width="0.8429in"/>
    </style:style>
    <style:style style:name="co58" style:family="table-column">
      <style:table-column-properties fo:break-before="auto" style:column-width="1.9902in"/>
    </style:style>
    <style:style style:name="co59" style:family="table-column">
      <style:table-column-properties fo:break-before="auto" style:column-width="1.411in"/>
    </style:style>
    <style:style style:name="co60" style:family="table-column">
      <style:table-column-properties fo:break-before="auto" style:column-width="1.3673in"/>
    </style:style>
    <style:style style:name="co61" style:family="table-column">
      <style:table-column-properties fo:break-before="auto" style:column-width="1.7929in"/>
    </style:style>
    <style:style style:name="co62" style:family="table-column">
      <style:table-column-properties fo:break-before="auto" style:column-width="1.75in"/>
    </style:style>
    <style:style style:name="co63" style:family="table-column">
      <style:table-column-properties fo:break-before="auto" style:column-width="2.1866in"/>
    </style:style>
    <style:style style:name="co64" style:family="table-column">
      <style:table-column-properties fo:break-before="auto" style:column-width="1.0835in"/>
    </style:style>
    <style:style style:name="co65" style:family="table-column">
      <style:table-column-properties fo:break-before="auto" style:column-width="2.0992in"/>
    </style:style>
    <style:style style:name="co66" style:family="table-column">
      <style:table-column-properties fo:break-before="auto" style:column-width="1.8043in"/>
    </style:style>
    <style:style style:name="co67" style:family="table-column">
      <style:table-column-properties fo:break-before="auto" style:column-width="0.5264in"/>
    </style:style>
    <style:style style:name="co68" style:family="table-column">
      <style:table-column-properties fo:break-before="auto" style:column-width="1.0173in"/>
    </style:style>
    <style:style style:name="co69" style:family="table-column">
      <style:table-column-properties fo:break-before="auto" style:column-width="1.1382in"/>
    </style:style>
    <style:style style:name="co70" style:family="table-column">
      <style:table-column-properties fo:break-before="auto" style:column-width="1.4327in"/>
    </style:style>
    <style:style style:name="co71" style:family="table-column">
      <style:table-column-properties fo:break-before="auto" style:column-width="1.5528in"/>
    </style:style>
    <style:style style:name="co72" style:family="table-column">
      <style:table-column-properties fo:break-before="auto" style:column-width="1.1272in"/>
    </style:style>
    <style:style style:name="co73" style:family="table-column">
      <style:table-column-properties fo:break-before="auto" style:column-width="1.1598in"/>
    </style:style>
    <style:style style:name="co74" style:family="table-column">
      <style:table-column-properties fo:break-before="auto" style:column-width="1.1709in"/>
    </style:style>
    <style:style style:name="co75" style:family="table-column">
      <style:table-column-properties fo:break-before="auto" style:column-width="1.4984in"/>
    </style:style>
    <style:style style:name="co76" style:family="table-column">
      <style:table-column-properties fo:break-before="auto" style:column-width="1.5425in"/>
    </style:style>
    <style:style style:name="co77" style:family="table-column">
      <style:table-column-properties fo:break-before="auto" style:column-width="0.7445in"/>
    </style:style>
    <style:style style:name="co78" style:family="table-column">
      <style:table-column-properties fo:break-before="auto" style:column-width="2.3398in"/>
    </style:style>
    <style:style style:name="co79" style:family="table-column">
      <style:table-column-properties fo:break-before="auto" style:column-width="1.6953in"/>
    </style:style>
    <style:style style:name="co80" style:family="table-column">
      <style:table-column-properties fo:break-before="auto" style:column-width="1.061in"/>
    </style:style>
    <style:style style:name="co81" style:family="table-column">
      <style:table-column-properties fo:break-before="auto" style:column-width="2.4382in"/>
    </style:style>
    <style:style style:name="co82" style:family="table-column">
      <style:table-column-properties fo:break-before="auto" style:column-width="3.039in"/>
    </style:style>
    <style:style style:name="co83" style:family="table-column">
      <style:table-column-properties fo:break-before="auto" style:column-width="3.2681in"/>
    </style:style>
    <style:style style:name="co84" style:family="table-column">
      <style:table-column-properties fo:break-before="auto" style:column-width="2.4709in"/>
    </style:style>
    <style:style style:name="co85" style:family="table-column">
      <style:table-column-properties fo:break-before="auto" style:column-width="2.8528in"/>
    </style:style>
    <style:style style:name="co86" style:family="table-column">
      <style:table-column-properties fo:break-before="auto" style:column-width="2.5035in"/>
    </style:style>
    <style:style style:name="co87" style:family="table-column">
      <style:table-column-properties fo:break-before="auto" style:column-width="2.8862in"/>
    </style:style>
    <style:style style:name="co88" style:family="table-column">
      <style:table-column-properties fo:break-before="auto" style:column-width="1.1484in"/>
    </style:style>
    <style:style style:name="co89" style:family="table-column">
      <style:table-column-properties fo:break-before="auto" style:column-width="2.0445in"/>
    </style:style>
    <style:style style:name="co90" style:family="table-column">
      <style:table-column-properties fo:break-before="auto" style:column-width="18.65in"/>
    </style:style>
    <style:style style:name="co91" style:family="table-column">
      <style:table-column-properties fo:break-before="auto" style:column-width="12.0122in"/>
    </style:style>
    <style:style style:name="co92" style:family="table-column">
      <style:table-column-properties fo:break-before="auto" style:column-width="3.0969in"/>
    </style:style>
    <style:style style:name="co93" style:family="table-column">
      <style:table-column-properties fo:break-before="auto" style:column-width="5.0559in"/>
    </style:style>
    <style:style style:name="co94" style:family="table-column">
      <style:table-column-properties fo:break-before="auto" style:column-width="1.6102in"/>
    </style:style>
    <style:style style:name="co95" style:family="table-column">
      <style:table-column-properties fo:break-before="auto" style:column-width="6.4862in"/>
    </style:style>
    <style:style style:name="co96" style:family="table-column">
      <style:table-column-properties fo:break-before="auto" style:column-width="3.4358in"/>
    </style:style>
    <style:style style:name="co97" style:family="table-column">
      <style:table-column-properties fo:break-before="auto" style:column-width="20.4862in"/>
    </style:style>
    <style:style style:name="co98" style:family="table-column">
      <style:table-column-properties fo:break-before="auto" style:column-width="2.1756in"/>
    </style:style>
    <style:style style:name="co99" style:family="table-column">
      <style:table-column-properties fo:break-before="auto" style:column-width="17.1429in"/>
    </style:style>
    <style:style style:name="co100" style:family="table-column">
      <style:table-column-properties fo:break-before="auto" style:column-width="10.2122in"/>
    </style:style>
    <style:style style:name="co101" style:family="table-column">
      <style:table-column-properties fo:break-before="auto" style:column-width="17.7252in"/>
    </style:style>
    <style:style style:name="co102" style:family="table-column">
      <style:table-column-properties fo:break-before="auto" style:column-width="1.8701in"/>
    </style:style>
    <style:style style:name="co103" style:family="table-column">
      <style:table-column-properties fo:break-before="auto" style:column-width="21.8736in"/>
    </style:style>
    <style:style style:name="co104" style:family="table-column">
      <style:table-column-properties fo:break-before="auto" style:column-width="0.3953in"/>
    </style:style>
    <style:style style:name="co105" style:family="table-column">
      <style:table-column-properties fo:break-before="auto" style:column-width="1.0945in"/>
    </style:style>
    <style:style style:name="co106" style:family="table-column">
      <style:table-column-properties fo:break-before="auto" style:column-width="1.9465in"/>
    </style:style>
    <style:style style:name="co10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37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45" table:default-cell-style-name="Default"/>
        <table:table-column table:style-name="co4" table:default-cell-style-name="Default"/>
        <table:table-column table:style-name="co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1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5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0" table:default-cell-style-name="Default"/>
        <table:table-column table:style-name="co36" table:default-cell-style-name="Default"/>
        <table:table-column table:style-name="co1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9" table:default-cell-style-name="Default"/>
        <table:table-column table:style-name="co2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46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1" table:default-cell-style-name="Default"/>
        <table:table-column table:style-name="co60" table:number-columns-repeated="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3" table:default-cell-style-name="Default"/>
        <table:table-column table:style-name="co73" table:default-cell-style-name="Default"/>
        <table:table-column table:style-name="co28" table:default-cell-style-name="Default"/>
        <table:table-column table:style-name="co74" table:default-cell-style-name="Default"/>
        <table:table-column table:style-name="co9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69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30" table:default-cell-style-name="Default"/>
        <table:table-column table:style-name="co49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59" table:number-columns-repeated="2" table:default-cell-style-name="Default"/>
        <table:table-column table:style-name="co74" table:default-cell-style-name="Default"/>
        <table:table-column table:style-name="co52" table:default-cell-style-name="Default"/>
        <table:table-column table:style-name="co81" table:default-cell-style-name="Default"/>
        <table:table-column table:style-name="co6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52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58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86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row table:style-name="ro1">
          <table:table-cell office:value-type="string">
            <text:p>entity_id</text:p>
          </table:table-cell>
          <table:table-cell office:value-type="string">
            <text:p>state</text:p>
          </table:table-cell>
          <table:table-cell office:value-type="string">
            <text:p>status</text:p>
          </table:table-cell>
          <table:table-cell office:value-type="string">
            <text:p>coupon_code</text:p>
          </table:table-cell>
          <table:table-cell office:value-type="string">
            <text:p>protect_code</text:p>
          </table:table-cell>
          <table:table-cell office:value-type="string">
            <text:p>shipping_description</text:p>
          </table:table-cell>
          <table:table-cell office:value-type="string">
            <text:p>is_virtual</text:p>
          </table:table-cell>
          <table:table-cell office:value-type="string">
            <text:p>store_id</text:p>
          </table:table-cell>
          <table:table-cell office:value-type="string">
            <text:p>customer_id</text:p>
          </table:table-cell>
          <table:table-cell office:value-type="string">
            <text:p>base_discount_amount</text:p>
          </table:table-cell>
          <table:table-cell office:value-type="string">
            <text:p>base_discount_canceled</text:p>
          </table:table-cell>
          <table:table-cell office:value-type="string">
            <text:p>base_discount_invoiced</text:p>
          </table:table-cell>
          <table:table-cell office:value-type="string">
            <text:p>base_discount_refunded</text:p>
          </table:table-cell>
          <table:table-cell office:value-type="string">
            <text:p>base_grand_total</text:p>
          </table:table-cell>
          <table:table-cell office:value-type="string">
            <text:p>base_shipping_amount</text:p>
          </table:table-cell>
          <table:table-cell office:value-type="string">
            <text:p>base_shipping_canceled</text:p>
          </table:table-cell>
          <table:table-cell office:value-type="string">
            <text:p>base_shipping_invoiced</text:p>
          </table:table-cell>
          <table:table-cell office:value-type="string">
            <text:p>base_shipping_refunded</text:p>
          </table:table-cell>
          <table:table-cell office:value-type="string">
            <text:p>base_shipping_tax_amount</text:p>
          </table:table-cell>
          <table:table-cell office:value-type="string">
            <text:p>base_shipping_tax_refunded</text:p>
          </table:table-cell>
          <table:table-cell office:value-type="string">
            <text:p>base_subtotal</text:p>
          </table:table-cell>
          <table:table-cell office:value-type="string">
            <text:p>base_subtotal_canceled</text:p>
          </table:table-cell>
          <table:table-cell office:value-type="string">
            <text:p>base_subtotal_invoiced</text:p>
          </table:table-cell>
          <table:table-cell office:value-type="string">
            <text:p>base_subtotal_refunded</text:p>
          </table:table-cell>
          <table:table-cell office:value-type="string">
            <text:p>base_tax_amount</text:p>
          </table:table-cell>
          <table:table-cell office:value-type="string">
            <text:p>base_tax_canceled</text:p>
          </table:table-cell>
          <table:table-cell office:value-type="string">
            <text:p>base_tax_invoiced</text:p>
          </table:table-cell>
          <table:table-cell office:value-type="string">
            <text:p>base_tax_refunded</text:p>
          </table:table-cell>
          <table:table-cell office:value-type="string">
            <text:p>base_to_global_rate</text:p>
          </table:table-cell>
          <table:table-cell office:value-type="string">
            <text:p>base_to_order_rate</text:p>
          </table:table-cell>
          <table:table-cell office:value-type="string">
            <text:p>base_total_canceled</text:p>
          </table:table-cell>
          <table:table-cell office:value-type="string">
            <text:p>base_total_invoiced</text:p>
          </table:table-cell>
          <table:table-cell office:value-type="string">
            <text:p>base_total_invoiced_cost</text:p>
          </table:table-cell>
          <table:table-cell office:value-type="string">
            <text:p>base_total_offline_refunded</text:p>
          </table:table-cell>
          <table:table-cell office:value-type="string">
            <text:p>base_total_online_refunded</text:p>
          </table:table-cell>
          <table:table-cell office:value-type="string">
            <text:p>base_total_paid</text:p>
          </table:table-cell>
          <table:table-cell office:value-type="string">
            <text:p>base_total_qty_ordered</text:p>
          </table:table-cell>
          <table:table-cell office:value-type="string">
            <text:p>base_total_refunded</text:p>
          </table:table-cell>
          <table:table-cell office:value-type="string">
            <text:p>discount_amount</text:p>
          </table:table-cell>
          <table:table-cell office:value-type="string">
            <text:p>discount_canceled</text:p>
          </table:table-cell>
          <table:table-cell office:value-type="string">
            <text:p>discount_invoiced</text:p>
          </table:table-cell>
          <table:table-cell office:value-type="string">
            <text:p>discount_refunded</text:p>
          </table:table-cell>
          <table:table-cell office:value-type="string">
            <text:p>grand_total</text:p>
          </table:table-cell>
          <table:table-cell office:value-type="string">
            <text:p>shipping_amount</text:p>
          </table:table-cell>
          <table:table-cell office:value-type="string">
            <text:p>shipping_canceled</text:p>
          </table:table-cell>
          <table:table-cell office:value-type="string">
            <text:p>shipping_invoiced</text:p>
          </table:table-cell>
          <table:table-cell office:value-type="string">
            <text:p>shipping_refunded</text:p>
          </table:table-cell>
          <table:table-cell office:value-type="string">
            <text:p>shipping_tax_amount</text:p>
          </table:table-cell>
          <table:table-cell office:value-type="string">
            <text:p>shipping_tax_refunded</text:p>
          </table:table-cell>
          <table:table-cell office:value-type="string">
            <text:p>store_to_base_rate</text:p>
          </table:table-cell>
          <table:table-cell office:value-type="string">
            <text:p>store_to_order_rate</text:p>
          </table:table-cell>
          <table:table-cell office:value-type="string">
            <text:p>subtotal</text:p>
          </table:table-cell>
          <table:table-cell office:value-type="string">
            <text:p>subtotal_canceled</text:p>
          </table:table-cell>
          <table:table-cell office:value-type="string">
            <text:p>subtotal_invoiced</text:p>
          </table:table-cell>
          <table:table-cell office:value-type="string">
            <text:p>subtotal_refunded</text:p>
          </table:table-cell>
          <table:table-cell office:value-type="string">
            <text:p>tax_amount</text:p>
          </table:table-cell>
          <table:table-cell office:value-type="string">
            <text:p>tax_canceled</text:p>
          </table:table-cell>
          <table:table-cell office:value-type="string">
            <text:p>tax_invoiced</text:p>
          </table:table-cell>
          <table:table-cell office:value-type="string">
            <text:p>tax_refunded</text:p>
          </table:table-cell>
          <table:table-cell office:value-type="string">
            <text:p>total_canceled</text:p>
          </table:table-cell>
          <table:table-cell office:value-type="string">
            <text:p>total_invoiced</text:p>
          </table:table-cell>
          <table:table-cell office:value-type="string">
            <text:p>total_offline_refunded</text:p>
          </table:table-cell>
          <table:table-cell office:value-type="string">
            <text:p>total_online_refunded</text:p>
          </table:table-cell>
          <table:table-cell office:value-type="string">
            <text:p>total_paid</text:p>
          </table:table-cell>
          <table:table-cell office:value-type="string">
            <text:p>total_qty_ordered</text:p>
          </table:table-cell>
          <table:table-cell office:value-type="string">
            <text:p>total_refunded</text:p>
          </table:table-cell>
          <table:table-cell office:value-type="string">
            <text:p>can_ship_partially</text:p>
          </table:table-cell>
          <table:table-cell office:value-type="string">
            <text:p>can_ship_partially_item</text:p>
          </table:table-cell>
          <table:table-cell office:value-type="string">
            <text:p>customer_is_guest</text:p>
          </table:table-cell>
          <table:table-cell office:value-type="string">
            <text:p>customer_note_notify</text:p>
          </table:table-cell>
          <table:table-cell office:value-type="string">
            <text:p>billing_address_id</text:p>
          </table:table-cell>
          <table:table-cell office:value-type="string">
            <text:p>customer_group_id</text:p>
          </table:table-cell>
          <table:table-cell office:value-type="string">
            <text:p>edit_increment</text:p>
          </table:table-cell>
          <table:table-cell office:value-type="string">
            <text:p>email_sent</text:p>
          </table:table-cell>
          <table:table-cell office:value-type="string">
            <text:p>send_email</text:p>
          </table:table-cell>
          <table:table-cell office:value-type="string">
            <text:p>forced_shipment_with_invoice</text:p>
          </table:table-cell>
          <table:table-cell office:value-type="string">
            <text:p>payment_auth_expiration</text:p>
          </table:table-cell>
          <table:table-cell office:value-type="string">
            <text:p>quote_address_id</text:p>
          </table:table-cell>
          <table:table-cell office:value-type="string">
            <text:p>quote_id</text:p>
          </table:table-cell>
          <table:table-cell office:value-type="string">
            <text:p>shipping_address_id</text:p>
          </table:table-cell>
          <table:table-cell office:value-type="string">
            <text:p>adjustment_negative</text:p>
          </table:table-cell>
          <table:table-cell office:value-type="string">
            <text:p>adjustment_positive</text:p>
          </table:table-cell>
          <table:table-cell office:value-type="string">
            <text:p>base_adjustment_negative</text:p>
          </table:table-cell>
          <table:table-cell office:value-type="string">
            <text:p>base_adjustment_positive</text:p>
          </table:table-cell>
          <table:table-cell office:value-type="string">
            <text:p>base_shipping_discount_amount</text:p>
          </table:table-cell>
          <table:table-cell office:value-type="string">
            <text:p>base_subtotal_incl_tax</text:p>
          </table:table-cell>
          <table:table-cell office:value-type="string">
            <text:p>base_total_due</text:p>
          </table:table-cell>
          <table:table-cell office:value-type="string">
            <text:p>payment_authorization_amount</text:p>
          </table:table-cell>
          <table:table-cell office:value-type="string">
            <text:p>shipping_discount_amount</text:p>
          </table:table-cell>
          <table:table-cell office:value-type="string">
            <text:p>subtotal_incl_tax</text:p>
          </table:table-cell>
          <table:table-cell office:value-type="string">
            <text:p>total_due</text:p>
          </table:table-cell>
          <table:table-cell office:value-type="string">
            <text:p>weight</text:p>
          </table:table-cell>
          <table:table-cell office:value-type="string">
            <text:p>customer_dob</text:p>
          </table:table-cell>
          <table:table-cell office:value-type="string">
            <text:p>increment_id</text:p>
          </table:table-cell>
          <table:table-cell office:value-type="string">
            <text:p>applied_rule_ids</text:p>
          </table:table-cell>
          <table:table-cell office:value-type="string">
            <text:p>base_currency_code</text:p>
          </table:table-cell>
          <table:table-cell office:value-type="string">
            <text:p>customer_email</text:p>
          </table:table-cell>
          <table:table-cell office:value-type="string">
            <text:p>customer_firstname</text:p>
          </table:table-cell>
          <table:table-cell office:value-type="string">
            <text:p>customer_lastname</text:p>
          </table:table-cell>
          <table:table-cell office:value-type="string">
            <text:p>customer_middlename</text:p>
          </table:table-cell>
          <table:table-cell office:value-type="string">
            <text:p>customer_prefix</text:p>
          </table:table-cell>
          <table:table-cell office:value-type="string">
            <text:p>customer_suffix</text:p>
          </table:table-cell>
          <table:table-cell office:value-type="string">
            <text:p>customer_taxvat</text:p>
          </table:table-cell>
          <table:table-cell office:value-type="string">
            <text:p>discount_description</text:p>
          </table:table-cell>
          <table:table-cell office:value-type="string">
            <text:p>ext_customer_id</text:p>
          </table:table-cell>
          <table:table-cell office:value-type="string">
            <text:p>ext_order_id</text:p>
          </table:table-cell>
          <table:table-cell office:value-type="string">
            <text:p>global_currency_code</text:p>
          </table:table-cell>
          <table:table-cell office:value-type="string">
            <text:p>hold_before_state</text:p>
          </table:table-cell>
          <table:table-cell office:value-type="string">
            <text:p>hold_before_status</text:p>
          </table:table-cell>
          <table:table-cell office:value-type="string">
            <text:p>order_currency_code</text:p>
          </table:table-cell>
          <table:table-cell office:value-type="string">
            <text:p>original_increment_id</text:p>
          </table:table-cell>
          <table:table-cell office:value-type="string">
            <text:p>relation_child_id</text:p>
          </table:table-cell>
          <table:table-cell office:value-type="string">
            <text:p>relation_child_real_id</text:p>
          </table:table-cell>
          <table:table-cell office:value-type="string">
            <text:p>relation_parent_id</text:p>
          </table:table-cell>
          <table:table-cell office:value-type="string">
            <text:p>relation_parent_real_id</text:p>
          </table:table-cell>
          <table:table-cell office:value-type="string">
            <text:p>remote_ip</text:p>
          </table:table-cell>
          <table:table-cell office:value-type="string">
            <text:p>shipping_method</text:p>
          </table:table-cell>
          <table:table-cell office:value-type="string">
            <text:p>store_currency_code</text:p>
          </table:table-cell>
          <table:table-cell office:value-type="string">
            <text:p>store_name</text:p>
          </table:table-cell>
          <table:table-cell office:value-type="string">
            <text:p>x_forwarded_for</text:p>
          </table:table-cell>
          <table:table-cell office:value-type="string">
            <text:p>customer_not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total_item_count</text:p>
          </table:table-cell>
          <table:table-cell office:value-type="string">
            <text:p>customer_gender</text:p>
          </table:table-cell>
          <table:table-cell office:value-type="string">
            <text:p>discount_tax_compensation_amount</text:p>
          </table:table-cell>
          <table:table-cell office:value-type="string">
            <text:p>base_discount_tax_compensation_amount</text:p>
          </table:table-cell>
          <table:table-cell office:value-type="string">
            <text:p>shipping_discount_tax_compensation_amount</text:p>
          </table:table-cell>
          <table:table-cell office:value-type="string">
            <text:p>base_shipping_discount_tax_compensation_amnt</text:p>
          </table:table-cell>
          <table:table-cell office:value-type="string">
            <text:p>discount_tax_compensation_invoiced</text:p>
          </table:table-cell>
          <table:table-cell office:value-type="string">
            <text:p>base_discount_tax_compensation_invoiced</text:p>
          </table:table-cell>
          <table:table-cell office:value-type="string">
            <text:p>discount_tax_compensation_refunded</text:p>
          </table:table-cell>
          <table:table-cell office:value-type="string">
            <text:p>base_discount_tax_compensation_refunded</text:p>
          </table:table-cell>
          <table:table-cell office:value-type="string">
            <text:p>shipping_incl_tax</text:p>
          </table:table-cell>
          <table:table-cell office:value-type="string">
            <text:p>base_shipping_incl_tax</text:p>
          </table:table-cell>
          <table:table-cell office:value-type="string">
            <text:p>coupon_rule_name</text:p>
          </table:table-cell>
          <table:table-cell office:value-type="string">
            <text:p>paypal_ipn_customer_notified</text:p>
          </table:table-cell>
          <table:table-cell office:value-type="string">
            <text:p>gift_message_id</text:p>
          </table:table-cell>
          <table:table-cell office:value-type="string">
            <text:p>ebizmarts_abandonedcart_flag</text:p>
          </table:table-cell>
          <table:table-cell office:value-type="string">
            <text:p>orders_item</text:p>
          </table:table-cell>
          <table:table-cell office:value-type="string">
            <text:p>orders_item_product_options</text:p>
          </table:table-cell>
          <table:table-cell office:value-type="string">
            <text:p>orders_address</text:p>
          </table:table-cell>
          <table:table-cell office:value-type="string">
            <text:p>orders_payment</text:p>
          </table:table-cell>
          <table:table-cell office:value-type="string">
            <text:p>orders_payment_additional_information</text:p>
          </table:table-cell>
          <table:table-cell office:value-type="string">
            <text:p>orders_payment_payments_transaction</text:p>
          </table:table-cell>
          <table:table-cell office:value-type="string">
            <text:p>shipments</text:p>
          </table:table-cell>
          <table:table-cell office:value-type="string">
            <text:p>shipments_shipments_item</text:p>
          </table:table-cell>
          <table:table-cell office:value-type="string">
            <text:p>shipments_shipments_comment</text:p>
          </table:table-cell>
          <table:table-cell office:value-type="string">
            <text:p>shipments_shipments_track</text:p>
          </table:table-cell>
          <table:table-cell office:value-type="string">
            <text:p>invoices</text:p>
          </table:table-cell>
          <table:table-cell office:value-type="string">
            <text:p>invoices_invoices_item</text:p>
          </table:table-cell>
          <table:table-cell office:value-type="string">
            <text:p>invoices_invoices_comment</text:p>
          </table:table-cell>
          <table:table-cell office:value-type="string">
            <text:p>creditmemos</text:p>
          </table:table-cell>
          <table:table-cell office:value-type="string">
            <text:p>creditmemos_creditmemos_item</text:p>
          </table:table-cell>
          <table:table-cell office:value-type="string">
            <text:p>creditmemos_creditmemos_comment</text:p>
          </table:table-cell>
          <table:table-cell office:value-type="string">
            <text:p>status_history</text:p>
          </table:table-cell>
          <table:table-cell office:value-type="string">
            <text:p>taxs</text:p>
          </table:table-cell>
          <table:table-cell office:value-type="string">
            <text:p>taxs_taxs_item</text:p>
          </table:table-cell>
          <table:table-cell office:value-type="string">
            <text:p>status_label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complete</text:p>
          </table:table-cell>
          <table:table-cell office:value-type="string">
            <text:p>shipped_complete_store_1</text:p>
          </table:table-cell>
          <table:table-cell/>
          <table:table-cell office:value-type="string">
            <text:p>f9d9f1</text:p>
          </table:table-cell>
          <table:table-cell office:value-type="string">
            <text:p>United States Postal Service - Priority Ma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-2.2000</text:p>
          </table:table-cell>
          <table:table-cell/>
          <table:table-cell office:value-type="string">
            <text:p><text:s/>-2.2000</text:p>
          </table:table-cell>
          <table:table-cell/>
          <table:table-cell office:value-type="float" office:value="26.07">
            <text:p>26.07</text:p>
          </table:table-cell>
          <table:table-cell office:value-type="float" office:value="7.31">
            <text:p>7.31</text:p>
          </table:table-cell>
          <table:table-cell/>
          <table:table-cell office:value-type="float" office:value="7.31">
            <text:p>7.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.96">
            <text:p>20.96</text:p>
          </table:table-cell>
          <table:table-cell/>
          <table:table-cell office:value-type="float" office:value="20.96">
            <text:p>20.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6.07">
            <text:p>26.07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26.07">
            <text:p>26.07</text:p>
          </table:table-cell>
          <table:table-cell table:number-columns-repeated="2"/>
          <table:table-cell office:value-type="string">
            <text:p><text:s/>-2.2000</text:p>
          </table:table-cell>
          <table:table-cell/>
          <table:table-cell office:value-type="string">
            <text:p><text:s/>-2.2000</text:p>
          </table:table-cell>
          <table:table-cell/>
          <table:table-cell office:value-type="float" office:value="26.07">
            <text:p>26.07</text:p>
          </table:table-cell>
          <table:table-cell office:value-type="float" office:value="7.31">
            <text:p>7.31</text:p>
          </table:table-cell>
          <table:table-cell/>
          <table:table-cell office:value-type="float" office:value="7.31">
            <text:p>7.31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.96">
            <text:p>20.96</text:p>
          </table:table-cell>
          <table:table-cell/>
          <table:table-cell office:value-type="float" office:value="20.96">
            <text:p>20.96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26.07">
            <text:p>26.07</text:p>
          </table:table-cell>
          <table:table-cell table:number-columns-repeated="2"/>
          <table:table-cell office:value-type="float" office:value="26.07">
            <text:p>26.07</text:p>
          </table:table-cell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1947">
            <text:p>194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9782">
            <text:p>9782</text:p>
          </table:table-cell>
          <table:table-cell office:value-type="float" office:value="1946">
            <text:p>1946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0.96">
            <text:p>20.9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.96">
            <text:p>20.9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342">
            <text:p>1342</text:p>
          </table:table-cell>
          <table:table-cell office:value-type="float" office:value="25">
            <text:p>25</text:p>
          </table:table-cell>
          <table:table-cell office:value-type="string">
            <text:p>USD</text:p>
          </table:table-cell>
          <table:table-cell office:value-type="string">
            <text:p>mariuxivv1133@gmail.com</text:p>
          </table:table-cell>
          <table:table-cell table:number-columns-repeated="9"/>
          <table:table-cell office:value-type="string">
            <text:p>USD</text:p>
          </table:table-cell>
          <table:table-cell table:number-columns-repeated="2"/>
          <table:table-cell office:value-type="string">
            <text:p>USD</text:p>
          </table:table-cell>
          <table:table-cell table:number-columns-repeated="5"/>
          <table:table-cell office:value-type="string">
            <text:p>127.0.0.1</text:p>
          </table:table-cell>
          <table:table-cell office:value-type="string">
            <text:p>stamps_US_PM</text:p>
          </table:table-cell>
          <table:table-cell office:value-type="string">
            <text:p>USD</text:p>
          </table:table-cell>
          <table:table-cell office:value-type="string">
            <text:p>Main Website Main Website Store </text:p>
          </table:table-cell>
          <table:table-cell table:number-columns-repeated="2"/>
          <table:table-cell office:value-type="string">
            <text:p>2018-03-27 18:13:15</text:p>
          </table:table-cell>
          <table:table-cell office:value-type="string">
            <text:p>2018-03-28 17:38:43</text:p>
          </table:table-cell>
          <table:table-cell office:value-type="float" office:value="4">
            <text:p>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7.31">
            <text:p>7.3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tem_id=6568,order_id=990,parent_item_id=,quote_item_id=49780,store_id=1,created_at=2018-03-27%2018%3A13%3A15,updated_at=2018-05-05%2016%3A23%3A45,product_id=70736,product_type=configurable,weight=1.0000,is_virtual=,sku=1000176744-Pink-12M,name=U.S.%20Polo%20Assn%20Infant%20Girls%203%20Piece%20Floral%20Hoodie%20Set-Pink,description=,applied_rule_ids=,additional_data=,is_qty_decimal=,no_discount=,qty_backordered=,qty_canceled=0.0000,qty_invoiced=1.0000,qty_ordered=1.0000,qty_refunded=0.0000,qty_shipped=1.0000,base_cost=3.0000,price=5.9900,base_price=5.9900,original_price=11.9900,base_original_price=11.9900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5.9900,base_row_total=5.9900,row_invoiced=5.9900,base_row_invoiced=5.9900,row_weight=1.0000,base_tax_before_discount=,tax_before_discount=,ext_order_item_id=,locked_do_invoice=,locked_do_ship=,price_incl_tax=5.9900,base_price_incl_tax=5.9900,row_total_incl_tax=5.9900,base_row_total_incl_tax=5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dS1zLXBvbG8tYXNzbi1pbmZhbnQtZ2lybHMtMy1waWVjZS1mbG9yYWwtaG9vZGllLXNldC1waW5rLmh0bWw,","product":"70736","selected_configurable_option":"","related_product":"","super_attribute":{"135":"48"},"qty":"1"},"attributes_info":[{"label":"Size","value":"12M"}],"simple_name":"U.S. Polo Assn Infant Girls 3 Piece Floral Hoodie Set-Pink-12M","simple_sku":"1000176744-Pink-12M","product_calculations":1,"shipment_type":0}</text:p>
          </table:table-cell>
          <table:table-cell table:number-columns-repeated="17"/>
          <table:table-cell office:value-type="string">
            <text:p>Shipped Complete - Store 32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number-columns-repeated="138"/>
          <table:table-cell office:value-type="string">
            <text:p>item_id=6569,order_id=990,parent_item_id=6568,quote_item_id=49781,store_id=1,created_at=2018-03-27%2018%3A13%3A15,updated_at=2018-05-05%2016%3A23%3A45,product_id=70534,product_type=simple,weight=1.0000,is_virtual=,sku=1000176744-Pink-12M,name=U.S.%20Polo%20Assn%20Infant%20Girls%203%20Piece%20Floral%20Hoodie%20Set-Pink-12M,description=,applied_rule_ids=,additional_data=,is_qty_decimal=,no_discount=,qty_backordered=,qty_canceled=0.0000,qty_invoiced=1.0000,qty_ordered=1.0000,qty_refunded=0.0000,qty_shipped=0.0000,base_cost=3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dS1zLXBvbG8tYXNzbi1pbmZhbnQtZ2lybHMtMy1waWVjZS1mbG9yYWwtaG9vZGllLXNldC1waW5rLmh0bWw,","product":"70736","selected_configurable_option":"","related_product":"","super_attribute":{"135":"48"},"qty":"1"}}</text:p>
          </table:table-cell>
          <table:table-cell table:number-columns-repeated="18"/>
        </table:table-row>
        <table:table-row table:style-name="ro1">
          <table:table-cell office:value-type="float" office:value="990">
            <text:p>990</text:p>
          </table:table-cell>
          <table:table-cell table:number-columns-repeated="138"/>
          <table:table-cell office:value-type="string">
            <text:p>item_id=6570,order_id=990,parent_item_id=,quote_item_id=49782,store_id=1,created_at=2018-03-27%2018%3A13%3A15,updated_at=2018-05-05%2016%3A23%3A45,product_id=70737,product_type=configurable,weight=1.0000,is_virtual=,sku=1000176748-Pink-6-9M,name=U.S.%20Polo%20Assn%20Newborn%20Girls%203%20Piece%20Pants-Pink-3,description=,applied_rule_ids=,additional_data=,is_qty_decimal=,no_discount=,qty_backordered=,qty_canceled=0.0000,qty_invoiced=1.0000,qty_ordered=1.0000,qty_refunded=0.0000,qty_shipped=1.0000,base_cost=2.0000,price=3.9900,base_price=3.9900,original_price=7.9900,base_original_price=7.9900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3.9900,base_row_total=3.9900,row_invoiced=3.9900,base_row_invoiced=3.9900,row_weight=1.0000,base_tax_before_discount=,tax_before_discount=,ext_order_item_id=,locked_do_invoice=,locked_do_ship=,price_incl_tax=3.9900,base_price_incl_tax=3.9900,row_total_incl_tax=3.9900,base_row_total_incl_tax=3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dS1zLXBvbG8tYXNzbi1uZXdib3JuLWdpcmxzLTMtcGllY2UtcGFudHMtcGluay0zLmh0bWw,","product":"70737","selected_configurable_option":"","related_product":"","super_attribute":{"135":"550"},"qty":"1"},"attributes_info":[{"label":"Size","value":"6-9M"}],"simple_name":"U.S. Polo Assn Newborn Girls 3 Piece Pants-Pink-6-9M","simple_sku":"1000176748-Pink-6-9M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0">
            <text:p>990</text:p>
          </table:table-cell>
          <table:table-cell table:number-columns-repeated="138"/>
          <table:table-cell office:value-type="string">
            <text:p>item_id=6571,order_id=990,parent_item_id=6570,quote_item_id=49783,store_id=1,created_at=2018-03-27%2018%3A13%3A15,updated_at=2018-05-05%2016%3A23%3A45,product_id=70538,product_type=simple,weight=1.0000,is_virtual=,sku=1000176748-Pink-6-9M,name=U.S.%20Polo%20Assn%20Newborn%20Girls%203%20Piece%20Pants-Pink-6-9M,description=,applied_rule_ids=,additional_data=,is_qty_decimal=,no_discount=,qty_backordered=,qty_canceled=0.0000,qty_invoiced=1.0000,qty_ordered=1.0000,qty_refunded=0.0000,qty_shipped=0.0000,base_cost=2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dS1zLXBvbG8tYXNzbi1uZXdib3JuLWdpcmxzLTMtcGllY2UtcGFudHMtcGluay0zLmh0bWw,","product":"70737","selected_configurable_option":"","related_product":"","super_attribute":{"135":"550"},"qty":"1"}}</text:p>
          </table:table-cell>
          <table:table-cell table:number-columns-repeated="18"/>
        </table:table-row>
        <table:table-row table:style-name="ro1">
          <table:table-cell office:value-type="float" office:value="990">
            <text:p>990</text:p>
          </table:table-cell>
          <table:table-cell table:number-columns-repeated="138"/>
          <table:table-cell office:value-type="string">
            <text:p>item_id=6572,order_id=990,parent_item_id=,quote_item_id=49784,store_id=1,created_at=2018-03-27%2018%3A13%3A15,updated_at=2018-05-05%2016%3A23%3A45,product_id=68791,product_type=configurable,weight=1.0000,is_virtual=,sku=1000170992-Pink-5,name=U.S.%20Polo%20Assn%20Girls%204-6x%20Button%20Front%20Leggings%20Set-Pink,description=,applied_rule_ids=25,additional_data=,is_qty_decimal=,no_discount=,qty_backordered=,qty_canceled=0.0000,qty_invoiced=1.0000,qty_ordered=1.0000,qty_refunded=0.0000,qty_shipped=1.0000,base_cost=2.0000,price=4.9900,base_price=4.9900,original_price=9.9900,base_original_price=9.9900,tax_percent=0.0000,tax_amount=0.0000,base_tax_amount=0.0000,tax_invoiced=0.0000,base_tax_invoiced=0.0000,discount_percent=20.0000,discount_amount=1.0000,base_discount_amount=1.0000,discount_invoiced=1.0000,base_discount_invoiced=1.0000,amount_refunded=0.0000,base_amount_refunded=0.0000,row_total=4.9900,base_row_total=4.9900,row_invoiced=4.9900,base_row_invoiced=4.9900,row_weight=1.0000,base_tax_before_discount=,tax_before_discount=,ext_order_item_id=,locked_do_invoice=,locked_do_ship=,price_incl_tax=4.9900,base_price_incl_tax=4.9900,row_total_incl_tax=4.9900,base_row_total_incl_tax=4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Z2lybC9naXJsLTQtNngvdS1zLXBvbG8tYXNzbi1naXJscy00LTZ4LWJ1dHRvbi1mcm9udC1sZWdnaW5ncy1zZXQtcGluay5odG1s","product":"68791","selected_configurable_option":"","related_product":"","super_attribute":{"135":"164"},"qty":"1"},"attributes_info":[{"label":"Size","value":"5"}],"simple_name":"U.S. Polo Assn Girls 4-6x Button Front Leggings Set-Pink-5","simple_sku":"1000170992-Pink-5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0">
            <text:p>990</text:p>
          </table:table-cell>
          <table:table-cell table:number-columns-repeated="138"/>
          <table:table-cell office:value-type="string">
            <text:p>item_id=6573,order_id=990,parent_item_id=6572,quote_item_id=49785,store_id=1,created_at=2018-03-27%2018%3A13%3A15,updated_at=2018-05-05%2016%3A23%3A45,product_id=68640,product_type=simple,weight=1.0000,is_virtual=,sku=1000170992-Pink-5,name=U.S.%20Polo%20Assn%20Girls%204-6x%20Button%20Front%20Leggings%20Set-Pink-5,description=,applied_rule_ids=,additional_data=,is_qty_decimal=,no_discount=,qty_backordered=,qty_canceled=0.0000,qty_invoiced=1.0000,qty_ordered=1.0000,qty_refunded=0.0000,qty_shipped=0.0000,base_cost=2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Z2lybC9naXJsLTQtNngvdS1zLXBvbG8tYXNzbi1naXJscy00LTZ4LWJ1dHRvbi1mcm9udC1sZWdnaW5ncy1zZXQtcGluay5odG1s","product":"68791","selected_configurable_option":"","related_product":"","super_attribute":{"135":"164"},"qty":"1"}}</text:p>
          </table:table-cell>
          <table:table-cell table:number-columns-repeated="18"/>
        </table:table-row>
        <table:table-row table:style-name="ro1">
          <table:table-cell office:value-type="float" office:value="990">
            <text:p>990</text:p>
          </table:table-cell>
          <table:table-cell table:number-columns-repeated="138"/>
          <table:table-cell office:value-type="string">
            <text:p>item_id=6574,order_id=990,parent_item_id=,quote_item_id=49786,store_id=1,created_at=2018-03-27%2018%3A13%3A15,updated_at=2018-05-05%2016%3A23%3A45,product_id=68899,product_type=configurable,weight=1.0000,is_virtual=,sku=1000174952-Grey%20White-5,name=Limited%20Too%20Girls%204-6x%20Puff%20Border%20Print%202%20Piece%20Chambray%20Legging%20Set-Grey%20White,description=,applied_rule_ids=25,additional_data=,is_qty_decimal=,no_discount=,qty_backordered=,qty_canceled=0.0000,qty_invoiced=1.0000,qty_ordered=1.0000,qty_refunded=0.0000,qty_shipped=1.0000,base_cost=2.0000,price=5.9900,base_price=5.9900,original_price=11.9900,base_original_price=11.9900,tax_percent=0.0000,tax_amount=0.0000,base_tax_amount=0.0000,tax_invoiced=0.0000,base_tax_invoiced=0.0000,discount_percent=20.0000,discount_amount=1.2000,base_discount_amount=1.2000,discount_invoiced=1.2000,base_discount_invoiced=1.2000,amount_refunded=0.0000,base_amount_refunded=0.0000,row_total=5.9900,base_row_total=5.9900,row_invoiced=5.9900,base_row_invoiced=5.9900,row_weight=1.0000,base_tax_before_discount=,tax_before_discount=,ext_order_item_id=,locked_do_invoice=,locked_do_ship=,price_incl_tax=5.9900,base_price_incl_tax=5.9900,row_total_incl_tax=5.9900,base_row_total_incl_tax=5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Z2lybC9naXJsLTQtNngvbGltaXRlZC10b28tZ2lybHMtNC02eC1wdWZmLWJvcmRlci1wcmludC0yLXBpZWNlLWNoYW1icmF5LWxlZ2dpbmctc2V0LWdyZXktd2hpdGUuaHRtbA,,","product":"68899","selected_configurable_option":"","related_product":"","super_attribute":{"135":"164"},"qty":"1"},"attributes_info":[{"label":"Size","value":"5"}],"simple_name":"Limited Too Girls 4-6x Puff Border Print 2 Piece Chambray Legging Set-Grey White-5","simple_sku":"1000174952-Grey White-5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0">
            <text:p>990</text:p>
          </table:table-cell>
          <table:table-cell table:number-columns-repeated="138"/>
          <table:table-cell office:value-type="string">
            <text:p>item_id=6575,order_id=990,parent_item_id=6574,quote_item_id=49787,store_id=1,created_at=2018-03-27%2018%3A13%3A15,updated_at=2018-05-05%2016%3A23%3A45,product_id=68295,product_type=simple,weight=1.0000,is_virtual=,sku=1000174952-Grey%20White-5,name=Limited%20Too%20Girls%204-6x%20Puff%20Border%20Print%202%20Piece%20Chambray%20Legging%20Set-Grey%20White-5,description=,applied_rule_ids=,additional_data=,is_qty_decimal=,no_discount=,qty_backordered=,qty_canceled=0.0000,qty_invoiced=1.0000,qty_ordered=1.0000,qty_refunded=0.0000,qty_shipped=0.0000,base_cost=2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Z2lybC9naXJsLTQtNngvbGltaXRlZC10b28tZ2lybHMtNC02eC1wdWZmLWJvcmRlci1wcmludC0yLXBpZWNlLWNoYW1icmF5LWxlZ2dpbmctc2V0LWdyZXktd2hpdGUuaHRtbA,,","product":"68899","selected_configurable_option":"","related_product":"","super_attribute":{"135":"164"},"qty":"1"}}</text:p>
          </table:table-cell>
          <table:table-cell table:number-columns-repeated="18"/>
        </table:table-row>
        <table:table-row table:style-name="ro1">
          <table:table-cell office:value-type="float" office:value="990">
            <text:p>990</text:p>
          </table:table-cell>
          <table:table-cell table:number-columns-repeated="140"/>
          <table:table-cell office:value-type="string">
            <text:p>entity_id=1946,parent_id=990,customer_address_id=,quote_address_id=,region_id=41,customer_id=,fax=,region=New%20Jersey,postcode=07307,lastname=Vitores,street=81%20prospect%20st,city=Jersey%20city,email=mariuxivv1133%40gmail.com,telephone=201%205393002,country_id=US,firstname=Maria,address_type=shipping,prefix=,middlename=,suffix=,company=,vat_id=,vat_is_valid=,vat_request_id=,vat_request_date=,vat_request_success=</text:p>
          </table:table-cell>
          <table:table-cell table:number-columns-repeated="17"/>
        </table:table-row>
        <table:table-row table:style-name="ro1">
          <table:table-cell office:value-type="float" office:value="990">
            <text:p>990</text:p>
          </table:table-cell>
          <table:table-cell table:number-columns-repeated="140"/>
          <table:table-cell office:value-type="string">
            <text:p>entity_id=1947,parent_id=990,customer_address_id=,quote_address_id=,region_id=41,customer_id=,fax=,region=New%20Jersey,postcode=07307,lastname=Vitores,street=81%20prospect%20st,city=Jersey%20city,email=mariuxivv1133%40gmail.com,telephone=201%205393002,country_id=US,firstname=Maria,address_type=billing,prefix=,middlename=,suffix=,company=,vat_id=,vat_is_valid=,vat_request_id=,vat_request_date=,vat_request_success=</text:p>
          </table:table-cell>
          <table:table-cell table:number-columns-repeated="17"/>
        </table:table-row>
        <table:table-row table:style-name="ro1">
          <table:table-cell office:value-type="float" office:value="990">
            <text:p>990</text:p>
          </table:table-cell>
          <table:table-cell table:number-columns-repeated="141"/>
          <table:table-cell office:value-type="string">
            <text:p>entity_id=974,parent_id=990,base_shipping_captured=7.3100,shipping_captured=7.3100,amount_refunded=,base_amount_paid=26.0700,amount_canceled=,base_amount_authorized=26.0700,base_amount_paid_online=26.0700,base_amount_refunded_online=,base_shipping_amount=7.3100,shipping_amount=7.3100,amount_paid=26.0700,amount_authorized=26.0700,base_amount_ordered=26.0700,base_shipping_refunded=,shipping_refunded=,base_amount_refunded=,amount_ordered=26.0700,base_amount_canceled=,quote_payment_id=,additional_data=,cc_exp_month=1,cc_ss_start_year=,echeck_bank_name=,method=authnetcim,cc_debug_request_body=,cc_secure_verify=,protection_eligibility=,cc_approval=320655,cc_last_4=6656,cc_status_description=,echeck_type=,cc_debug_response_serialized=,cc_ss_start_month=,echeck_account_type=,last_trans_id=40609675183-capture,cc_cid_status=M,cc_owner=,cc_type=MC,po_number=,cc_exp_year=2023,cc_status=,echeck_routing_number=,account_status=,anet_trans_method=,cc_debug_response_body=,cc_ss_issue=,echeck_account_name=,cc_avs_status=Y,cc_number_enc=,cc_trans_id=,address_status=,tokenbase_id=546</text:p>
          </table:table-cell>
          <table:table-cell office:value-type="string">
            <text:p>{"save":0,"method_title":"Credit Card (Authorize.Net CIM)","response_code":1,"response_subcode":"","response_reason_code":0,"response_reason_text":"","approval_code":"320655","auth_code":"320655","avs_result_code":"P","transaction_id":"40609675183","reference_transaction_id":"","invoice_number":"000001342","description":"","amount":"26.07","method":"CC","transaction_type":"prior_auth_capture","customer_id":"","md5_hash":"5DA1B3B42381E7F92C9FF41D3FEBB65A","card_code_response_code":"","cavv_response_code":"","acc_number":"XXXX6656","card_type":"MasterCard","split_tender_id":"","requested_amount":"","balance_on_card":"","profile_id":"1537873320","payment_id":"1540990313","is_fraud":false,"is_error":false}</text:p>
          </table:table-cell>
          <table:table-cell office:value-type="string">
            <text:p>transaction_id=1943,parent_id=,order_id=990,payment_id=974,txn_id=40609675183,parent_txn_id=,txn_type=authorization,is_closed=1,additional_information=%7B%22raw_details_info%22%3A%7B%22response_code%22%3A1%2C%22response_subcode%22%3A%22%22%2C%22response_reason_code%22%3A0%2C%22response_reason_text%22%3A%22%22%2C%22approval_code%22%3A%22320655%22%2C%22auth_code%22%3A%22320655%22%2C%22avs_result_code%22%3A%22Y%22%2C%22transaction_id%22%3A%2240609675183%22%2C%22reference_transaction_id%22%3A%22%22%2C%22invoice_number%22%3A%22000001342%22%2C%22description%22%3A%22%22%2C%22amount%22%3A26.07%2C%22method%22%3A%22CC%22%2C%22transaction_type%22%3A%22auth_only%22%2C%22customer_id%22%3A%22%22%2C%22md5_hash%22%3A%228BE3255A12B43BB350CD57D5CC8BEB42%22%2C%22card_code_response_code%22%3A%22M%22%2C%22cavv_response_code%22%3A%22%22%2C%22acc_number%22%3A%22XXXX6656%22%2C%22card_type%22%3A%22MasterCard%22%2C%22split_tender_id%22%3A%22%22%2C%22requested_amount%22%3A%22%22%2C%22balance_on_card%22%3A%22%22%2C%22profile_id%22%3A%221537873320%22%2C%22payment_id%22%3A%221540990313%22%2C%22is_fraud%22%3Afalse%2C%22is_error%22%3Afalse%7D%7D,created_at=2018-03-27%2018%3A13%3A15</text:p>
          </table:table-cell>
          <table:table-cell table:number-columns-repeated="14"/>
        </table:table-row>
        <table:table-row table:style-name="ro1">
          <table:table-cell office:value-type="float" office:value="990">
            <text:p>990</text:p>
          </table:table-cell>
          <table:table-cell table:number-columns-repeated="141"/>
          <table:table-cell office:value-type="string">
            <text:p>entity_id=974,parent_id=,base_shipping_captured=,shipping_captured=,amount_refunded=,base_amount_paid=,amount_canceled=,base_amount_authorized=,base_amount_paid_online=,base_amount_refunded_online=,base_shipping_amount=,shipping_amount=,amount_paid=,amount_authorized=,base_amount_ordered=,base_shipping_refunded=,shipping_refunded=,base_amount_refunded=,amount_ordered=,base_amount_canceled=,quote_payment_id=,additional_data=,cc_exp_month=,cc_ss_start_year=,echeck_bank_name=,method=,cc_debug_request_body=,cc_secure_verify=,protection_eligibility=,cc_approval=,cc_last_4=,cc_status_description=,echeck_type=,cc_debug_response_serialized=,cc_ss_start_month=,echeck_account_type=,last_trans_id=,cc_cid_status=,cc_owner=,cc_type=,po_number=,cc_exp_year=,cc_status=,echeck_routing_number=,account_status=,anet_trans_method=,cc_debug_response_body=,cc_ss_issue=,echeck_account_name=,cc_avs_status=,cc_number_enc=,cc_trans_id=,address_status=,tokenbase_id=</text:p>
          </table:table-cell>
          <table:table-cell/>
          <table:table-cell office:value-type="string">
            <text:p>transaction_id=1947,parent_id=1943,order_id=990,payment_id=974,txn_id=40609675183-capture,parent_txn_id=40609675183,txn_type=capture,is_closed=,additional_information=%7B%22raw_details_info%22%3A%7B%22response_code%22%3A1%2C%22response_subcode%22%3A%22%22%2C%22response_reason_code%22%3A0%2C%22response_reason_text%22%3A%22%22%2C%22approval_code%22%3A%22320655%22%2C%22auth_code%22%3A%22320655%22%2C%22avs_result_code%22%3A%22P%22%2C%22transaction_id%22%3A%2240609675183%22%2C%22reference_transaction_id%22%3A%22%22%2C%22invoice_number%22%3A%22000001342%22%2C%22description%22%3A%22%22%2C%22amount%22%3A%2226.07%22%2C%22method%22%3A%22CC%22%2C%22transaction_type%22%3A%22prior_auth_capture%22%2C%22customer_id%22%3A%22%22%2C%22md5_hash%22%3A%225DA1B3B42381E7F92C9FF41D3FEBB65A%22%2C%22card_code_response_code%22%3A%22%22%2C%22cavv_response_code%22%3A%22%22%2C%22acc_number%22%3A%22XXXX6656%22%2C%22card_type%22%3A%22MasterCard%22%2C%22split_tender_id%22%3A%22%22%2C%22requested_amount%22%3A%22%22%2C%22balance_on_card%22%3A%22%22%2C%22profile_id%22%3A%221537873320%22%2C%22payment_id%22%3A%221540990313%22%2C%22is_fraud%22%3Afalse%2C%22is_error%22%3Afalse%7D%7D,created_at=2018-03-28%2017%3A38%3A43</text:p>
          </table:table-cell>
          <table:table-cell table:number-columns-repeated="14"/>
        </table:table-row>
        <table:table-row table:style-name="ro1">
          <table:table-cell office:value-type="float" office:value="990">
            <text:p>990</text:p>
          </table:table-cell>
          <table:table-cell table:number-columns-repeated="144"/>
          <table:table-cell office:value-type="string">
            <text:p>entity_id=746,store_id=1,base_amount=7.3100,amount=7.3100,total_weight=,total_qty=4.0000,email_sent=1,send_email=1,order_id=990,customer_id=,shipping_address_id=1946,billing_address_id=1947,shipment_status=,increment_id=000000746,created_at=2018-03-28%2017%3A38%3A43,updated_at=2018-05-05%2010%3A38%3A17,packages=%5B%5D,shipping_label=,customer_note=,customer_note_notify=,shipment_cost=7.3100,is_first_shipment=1</text:p>
          </table:table-cell>
          <table:table-cell office:value-type="string">
            <text:p>entity_id=1915,parent_id=746,row_total=,price=5.9900,weight=1.0000,qty=1.0000,product_id=70736,order_item_id=6568,additional_data=,description=,name=U.S.%20Polo%20Assn%20Infant%20Girls%203%20Piece%20Floral%20Hoodie%20Set-Pink,sku=1000176744-Pink-12M</text:p>
          </table:table-cell>
          <table:table-cell table:number-columns-repeated="12"/>
        </table:table-row>
        <table:table-row table:style-name="ro1">
          <table:table-cell office:value-type="float" office:value="990">
            <text:p>990</text:p>
          </table:table-cell>
          <table:table-cell table:number-columns-repeated="144"/>
          <table:table-cell office:value-type="string">
            <text:p>entity_id=746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office:value-type="string">
            <text:p>entity_id=1916,parent_id=746,row_total=,price=3.9900,weight=1.0000,qty=1.0000,product_id=70737,order_item_id=6570,additional_data=,description=,name=U.S.%20Polo%20Assn%20Newborn%20Girls%203%20Piece%20Pants-Pink-3,sku=1000176748-Pink-6-9M</text:p>
          </table:table-cell>
          <table:table-cell table:number-columns-repeated="12"/>
        </table:table-row>
        <table:table-row table:style-name="ro1">
          <table:table-cell office:value-type="float" office:value="990">
            <text:p>990</text:p>
          </table:table-cell>
          <table:table-cell table:number-columns-repeated="144"/>
          <table:table-cell office:value-type="string">
            <text:p>entity_id=746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office:value-type="string">
            <text:p>entity_id=1917,parent_id=746,row_total=,price=4.9900,weight=1.0000,qty=1.0000,product_id=68791,order_item_id=6572,additional_data=,description=,name=U.S.%20Polo%20Assn%20Girls%204-6x%20Button%20Front%20Leggings%20Set-Pink,sku=1000170992-Pink-5</text:p>
          </table:table-cell>
          <table:table-cell table:number-columns-repeated="12"/>
        </table:table-row>
        <table:table-row table:style-name="ro1">
          <table:table-cell office:value-type="float" office:value="990">
            <text:p>990</text:p>
          </table:table-cell>
          <table:table-cell table:number-columns-repeated="144"/>
          <table:table-cell office:value-type="string">
            <text:p>entity_id=746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office:value-type="string">
            <text:p>entity_id=1918,parent_id=746,row_total=,price=5.9900,weight=1.0000,qty=1.0000,product_id=68899,order_item_id=6574,additional_data=,description=,name=Limited%20Too%20Girls%204-6x%20Puff%20Border%20Print%202%20Piece%20Chambray%20Legging%20Set-Grey%20White,sku=1000174952-Grey%20White-5</text:p>
          </table:table-cell>
          <table:table-cell table:number-columns-repeated="12"/>
        </table:table-row>
        <table:table-row table:style-name="ro1">
          <table:table-cell office:value-type="float" office:value="990">
            <text:p>990</text:p>
          </table:table-cell>
          <table:table-cell table:number-columns-repeated="144"/>
          <table:table-cell office:value-type="string">
            <text:p>entity_id=746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table:number-columns-repeated="2"/>
          <table:table-cell office:value-type="string">
            <text:p>entity_id=720,parent_id=746,weight=,qty=,order_id=990,track_number=9405511899560994281393,description=,title=United%20States%20Postal%20Service,carrier_code=stamps,created_at=2018-03-28%2018%3A00%3A35,updated_at=2018-03-28%2018%3A00%3A35</text:p>
          </table:table-cell>
          <table:table-cell table:number-columns-repeated="10"/>
        </table:table-row>
        <table:table-row table:style-name="ro1">
          <table:table-cell office:value-type="float" office:value="990">
            <text:p>990</text:p>
          </table:table-cell>
          <table:table-cell table:number-columns-repeated="148"/>
          <table:table-cell office:value-type="string">
            <text:p>entity_id=728,store_id=1,base_grand_total=26.0700,shipping_tax_amount=0.0000,tax_amount=0.0000,base_tax_amount=0.0000,store_to_order_rate=0.0000,base_shipping_tax_amount=0.0000,base_discount_amount=-2.2000,base_to_order_rate=1.0000,grand_total=26.0700,shipping_amount=7.3100,subtotal_incl_tax=20.9600,base_subtotal_incl_tax=20.9600,store_to_base_rate=0.0000,base_shipping_amount=7.3100,total_qty=8.0000,base_to_global_rate=1.0000,subtotal=20.9600,base_subtotal=20.9600,discount_amount=-2.2000,billing_address_id=1947,is_used_for_refund=,order_id=990,email_sent=1,send_email=1,can_void_flag=,state=2,shipping_address_id=1946,store_currency_code=USD,transaction_id=40609675183-capture,order_currency_code=USD,base_currency_code=USD,global_currency_code=USD,increment_id=000000728,created_at=2018-03-28%2017%3A38%3A43,updated_at=2018-03-28%2017%3A38%3A46,discount_tax_compensation_amount=0.0000,base_discount_tax_compensation_amount=0.0000,shipping_discount_tax_compensation_amount=0.0000,base_shipping_discount_tax_compensation_amnt=,shipping_incl_tax=7.3100,base_shipping_incl_tax=7.3100,base_total_refunded=,discount_description=,customer_note=,customer_note_notify=</text:p>
          </table:table-cell>
          <table:table-cell office:value-type="string">
            <text:p>entity_id=4528,parent_id=728,base_price=5.9900,tax_amount=0.0000,base_row_total=5.9900,discount_amount=,row_total=5.9900,base_discount_amount=,price_incl_tax=5.9900,base_tax_amount=0.0000,base_price_incl_tax=5.9900,qty=1.0000,base_cost=3.0000,price=5.9900,base_row_total_incl_tax=5.9900,row_total_incl_tax=5.9900,product_id=70736,order_item_id=6568,additional_data=,description=,sku=1000176744-Pink-12M,name=U.S.%20Polo%20Assn%20Infant%20Girls%203%20Piece%20Floral%20Hoodie%20Set-Pink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number-columns-repeated="148"/>
          <table:table-cell office:value-type="string">
            <text:p>entity_id=728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29,parent_id=728,base_price=0.0000,tax_amount=,base_row_total=,discount_amount=,row_total=,base_discount_amount=,price_incl_tax=,base_tax_amount=,base_price_incl_tax=,qty=1.0000,base_cost=3.0000,price=0.0000,base_row_total_incl_tax=,row_total_incl_tax=,product_id=70534,order_item_id=6569,additional_data=,description=,sku=1000176744-Pink-12M,name=U.S.%20Polo%20Assn%20Infant%20Girls%203%20Piece%20Floral%20Hoodie%20Set-Pink-12M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number-columns-repeated="148"/>
          <table:table-cell office:value-type="string">
            <text:p>entity_id=728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30,parent_id=728,base_price=3.9900,tax_amount=0.0000,base_row_total=3.9900,discount_amount=,row_total=3.9900,base_discount_amount=,price_incl_tax=3.9900,base_tax_amount=0.0000,base_price_incl_tax=3.9900,qty=1.0000,base_cost=2.0000,price=3.9900,base_row_total_incl_tax=3.9900,row_total_incl_tax=3.9900,product_id=70737,order_item_id=6570,additional_data=,description=,sku=1000176748-Pink-6-9M,name=U.S.%20Polo%20Assn%20Newborn%20Girls%203%20Piece%20Pants-Pink-3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number-columns-repeated="148"/>
          <table:table-cell office:value-type="string">
            <text:p>entity_id=728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31,parent_id=728,base_price=0.0000,tax_amount=,base_row_total=,discount_amount=,row_total=,base_discount_amount=,price_incl_tax=,base_tax_amount=,base_price_incl_tax=,qty=1.0000,base_cost=2.0000,price=0.0000,base_row_total_incl_tax=,row_total_incl_tax=,product_id=70538,order_item_id=6571,additional_data=,description=,sku=1000176748-Pink-6-9M,name=U.S.%20Polo%20Assn%20Newborn%20Girls%203%20Piece%20Pants-Pink-6-9M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number-columns-repeated="148"/>
          <table:table-cell office:value-type="string">
            <text:p>entity_id=728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32,parent_id=728,base_price=4.9900,tax_amount=0.0000,base_row_total=4.9900,discount_amount=1.0000,row_total=4.9900,base_discount_amount=1.0000,price_incl_tax=4.9900,base_tax_amount=0.0000,base_price_incl_tax=4.9900,qty=1.0000,base_cost=2.0000,price=4.9900,base_row_total_incl_tax=4.9900,row_total_incl_tax=4.9900,product_id=68791,order_item_id=6572,additional_data=,description=,sku=1000170992-Pink-5,name=U.S.%20Polo%20Assn%20Girls%204-6x%20Button%20Front%20Leggings%20Set-Pink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number-columns-repeated="148"/>
          <table:table-cell office:value-type="string">
            <text:p>entity_id=728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33,parent_id=728,base_price=0.0000,tax_amount=,base_row_total=,discount_amount=,row_total=,base_discount_amount=,price_incl_tax=,base_tax_amount=,base_price_incl_tax=,qty=1.0000,base_cost=2.0000,price=0.0000,base_row_total_incl_tax=,row_total_incl_tax=,product_id=68640,order_item_id=6573,additional_data=,description=,sku=1000170992-Pink-5,name=U.S.%20Polo%20Assn%20Girls%204-6x%20Button%20Front%20Leggings%20Set-Pink-5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number-columns-repeated="148"/>
          <table:table-cell office:value-type="string">
            <text:p>entity_id=728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34,parent_id=728,base_price=5.9900,tax_amount=0.0000,base_row_total=5.9900,discount_amount=1.2000,row_total=5.9900,base_discount_amount=1.2000,price_incl_tax=5.9900,base_tax_amount=0.0000,base_price_incl_tax=5.9900,qty=1.0000,base_cost=2.0000,price=5.9900,base_row_total_incl_tax=5.9900,row_total_incl_tax=5.9900,product_id=68899,order_item_id=6574,additional_data=,description=,sku=1000174952-Grey%20White-5,name=Limited%20Too%20Girls%204-6x%20Puff%20Border%20Print%202%20Piece%20Chambray%20Legging%20Set-Grey%20White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number-columns-repeated="148"/>
          <table:table-cell office:value-type="string">
            <text:p>entity_id=728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35,parent_id=728,base_price=0.0000,tax_amount=,base_row_total=,discount_amount=,row_total=,base_discount_amount=,price_incl_tax=,base_tax_amount=,base_price_incl_tax=,qty=1.0000,base_cost=2.0000,price=0.0000,base_row_total_incl_tax=,row_total_incl_tax=,product_id=68295,order_item_id=6575,additional_data=,description=,sku=1000174952-Grey%20White-5,name=Limited%20Too%20Girls%204-6x%20Puff%20Border%20Print%202%20Piece%20Chambray%20Legging%20Set-Grey%20White-5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0">
            <text:p>990</text:p>
          </table:table-cell>
          <table:table-cell table:number-columns-repeated="154"/>
          <table:table-cell office:value-type="string">
            <text:p>entity_id=2647,parent_id=990,is_customer_notified=,is_visible_on_front=,comment=Authorized%20amount%20of%20%2426.07%20Transaction%20ID%3A%20%2240609675183%22,status=processing,created_at=2018-03-27%2018%3A13%3A15,entity_name=order</text:p>
          </table:table-cell>
          <table:table-cell table:number-columns-repeated="3"/>
        </table:table-row>
        <table:table-row table:style-name="ro1">
          <table:table-cell office:value-type="float" office:value="990">
            <text:p>990</text:p>
          </table:table-cell>
          <table:table-cell table:number-columns-repeated="154"/>
          <table:table-cell office:value-type="string">
            <text:p>entity_id=2653,parent_id=990,is_customer_notified=,is_visible_on_front=,comment=Captured%20amount%20of%20%2426.07%20online%20Transaction%20ID%3A%20%2240609675183-capture%22,status=processing,created_at=2018-03-28%2017%3A38%3A43,entity_name=invoice</text:p>
          </table:table-cell>
          <table:table-cell table:number-columns-repeated="3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complete</text:p>
          </table:table-cell>
          <table:table-cell office:value-type="string">
            <text:p>shipped_complete_store_2</text:p>
          </table:table-cell>
          <table:table-cell office:value-type="string">
            <text:p>KCITY-DEAL</text:p>
          </table:table-cell>
          <table:table-cell office:value-type="string">
            <text:p>664c41</text:p>
          </table:table-cell>
          <table:table-cell office:value-type="string">
            <text:p>Free Shipping - Fre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-9.3800</text:p>
          </table:table-cell>
          <table:table-cell office:value-type="float" office:value="15.56">
            <text:p>15.56</text:p>
          </table:table-cell>
          <table:table-cell office:value-type="string">
            <text:p><text:s/>-6.1800</text:p>
          </table:table-cell>
          <table:table-cell/>
          <table:table-cell office:value-type="float" office:value="37.53">
            <text:p>37.5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46.91">
            <text:p>46.91</text:p>
          </table:table-cell>
          <table:table-cell office:value-type="float" office:value="15.97">
            <text:p>15.97</text:p>
          </table:table-cell>
          <table:table-cell office:value-type="float" office:value="30.94">
            <text:p>30.9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2.77">
            <text:p>12.77</text:p>
          </table:table-cell>
          <table:table-cell office:value-type="float" office:value="24.76">
            <text:p>24.76</text:p>
          </table:table-cell>
          <table:table-cell office:value-type="float" office:value="30.65">
            <text:p>30.65</text:p>
          </table:table-cell>
          <table:table-cell table:number-columns-repeated="2"/>
          <table:table-cell office:value-type="float" office:value="24.76">
            <text:p>24.76</text:p>
          </table:table-cell>
          <table:table-cell table:number-columns-repeated="2"/>
          <table:table-cell office:value-type="string">
            <text:p><text:s/>-9.3800</text:p>
          </table:table-cell>
          <table:table-cell office:value-type="float" office:value="15.56">
            <text:p>15.56</text:p>
          </table:table-cell>
          <table:table-cell office:value-type="string">
            <text:p><text:s/>-6.1800</text:p>
          </table:table-cell>
          <table:table-cell/>
          <table:table-cell office:value-type="float" office:value="37.53">
            <text:p>37.53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.91">
            <text:p>46.91</text:p>
          </table:table-cell>
          <table:table-cell office:value-type="float" office:value="15.97">
            <text:p>15.97</text:p>
          </table:table-cell>
          <table:table-cell office:value-type="float" office:value="30.94">
            <text:p>30.94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12.77">
            <text:p>12.77</text:p>
          </table:table-cell>
          <table:table-cell office:value-type="float" office:value="24.76">
            <text:p>24.76</text:p>
          </table:table-cell>
          <table:table-cell table:number-columns-repeated="2"/>
          <table:table-cell office:value-type="float" office:value="24.76">
            <text:p>24.76</text:p>
          </table:table-cell>
          <table:table-cell office:value-type="float" office:value="9">
            <text:p>9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1949">
            <text:p>194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9787">
            <text:p>9787</text:p>
          </table:table-cell>
          <table:table-cell office:value-type="float" office:value="1948">
            <text:p>194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46.91">
            <text:p>46.91</text:p>
          </table:table-cell>
          <table:table-cell office:value-type="float" office:value="12.77">
            <text:p>12.77</text:p>
          </table:table-cell>
          <table:table-cell/>
          <table:table-cell office:value-type="float" office:value="0">
            <text:p>0</text:p>
          </table:table-cell>
          <table:table-cell office:value-type="float" office:value="46.91">
            <text:p>46.91</text:p>
          </table:table-cell>
          <table:table-cell office:value-type="float" office:value="12.77">
            <text:p>12.77</text:p>
          </table:table-cell>
          <table:table-cell office:value-type="float" office:value="9">
            <text:p>9</text:p>
          </table:table-cell>
          <table:table-cell/>
          <table:table-cell office:value-type="float" office:value="1343">
            <text:p>1343</text:p>
          </table:table-cell>
          <table:table-cell office:value-type="float" office:value="6">
            <text:p>6</text:p>
          </table:table-cell>
          <table:table-cell office:value-type="string">
            <text:p>USD</text:p>
          </table:table-cell>
          <table:table-cell office:value-type="string">
            <text:p>Lhash56@hotmail.com</text:p>
          </table:table-cell>
          <table:table-cell table:number-columns-repeated="6"/>
          <table:table-cell office:value-type="string">
            <text:p>KCITY-DEAL</text:p>
          </table:table-cell>
          <table:table-cell table:number-columns-repeated="2"/>
          <table:table-cell office:value-type="string">
            <text:p>USD</text:p>
          </table:table-cell>
          <table:table-cell table:number-columns-repeated="2"/>
          <table:table-cell office:value-type="string">
            <text:p>USD</text:p>
          </table:table-cell>
          <table:table-cell table:number-columns-repeated="5"/>
          <table:table-cell office:value-type="string">
            <text:p>127.0.0.1</text:p>
          </table:table-cell>
          <table:table-cell office:value-type="string">
            <text:p>freeshipping_freeshipping</text:p>
          </table:table-cell>
          <table:table-cell office:value-type="string">
            <text:p>USD</text:p>
          </table:table-cell>
          <table:table-cell office:value-type="string">
            <text:p>Main Website Main Website Store </text:p>
          </table:table-cell>
          <table:table-cell office:value-type="string">
            <text:p>174.85.21.193, 127.0.0.1</text:p>
          </table:table-cell>
          <table:table-cell/>
          <table:table-cell office:value-type="string">
            <text:p>2018-03-27 19:30:33</text:p>
          </table:table-cell>
          <table:table-cell office:value-type="string">
            <text:p>2018-03-28 17:19:31</text:p>
          </table:table-cell>
          <table:table-cell office:value-type="float" office:value="9">
            <text:p>9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string">
            <text:p>KCITY-DEAL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item_id=6576,order_id=991,parent_item_id=,quote_item_id=49812,store_id=1,created_at=2018-03-27%2019%3A30%3A33,updated_at=2018-05-05%2016%3A23%3A45,product_id=69146,product_type=configurable,weight=1.0000,is_virtual=,sku=1000166259-Yellow-One%20Size,name=Cribmate%20Layette%20Crinkle%20Soft%20Teether%20Book-Yellow,description=,applied_rule_ids=6,additional_data=,is_qty_decimal=,no_discount=,qty_backordered=,qty_canceled=1.0000,qty_invoiced=0.0000,qty_ordered=1.0000,qty_refunded=0.0000,qty_shipped=0.0000,base_cost=1.6500,price=3.9900,base_price=3.9900,original_price=7.9900,base_original_price=7.9900,tax_percent=0.0000,tax_amount=0.0000,base_tax_amount=0.0000,tax_invoiced=0.0000,base_tax_invoiced=0.0000,discount_percent=20.0000,discount_amount=0.8000,base_discount_amount=0.8000,discount_invoiced=0.0000,base_discount_invoiced=0.0000,amount_refunded=0.0000,base_amount_refunded=0.0000,row_total=3.9900,base_row_total=3.9900,row_invoiced=0.0000,base_row_invoiced=0.0000,row_weight=1.0000,base_tax_before_discount=,tax_before_discount=,ext_order_item_id=,locked_do_invoice=,locked_do_ship=,price_incl_tax=3.9900,base_price_incl_tax=3.9900,row_total_incl_tax=3.9900,base_row_total_incl_tax=3.9900,discount_tax_compensation_amount=0.0000,base_discount_tax_compensation_amount=0.0000,discount_tax_compensation_invoiced=,base_discount_tax_compensation_invoiced=,discount_tax_compensation_refunded=,base_discount_tax_compensation_refunded=,tax_canceled=0.0000,discount_tax_compensation_canceled=0.0000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Y3JpYm1hdGUtbGF5ZXR0ZS1jcmlua2xlLXNvZnQtdGVldGhlci1ib29rLXllbGxvdy5odG1s","product":"69146","selected_configurable_option":"","related_product":"","super_attribute":{"135":"111"},"qty":"1"},"attributes_info":[{"label":"Size","value":"One Size"}],"simple_name":"Cribmate Layette Crinkle Soft Teether Book-Yellow-One Size","simple_sku":"1000166259-Yellow-One Size","product_calculations":1,"shipment_type":0}</text:p>
          </table:table-cell>
          <table:table-cell table:number-columns-repeated="17"/>
          <table:table-cell office:value-type="string">
            <text:p>Shipped Complete - Store 34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77,order_id=991,parent_item_id=6576,quote_item_id=49813,store_id=1,created_at=2018-03-27%2019%3A30%3A33,updated_at=2018-05-05%2016%3A23%3A45,product_id=69005,product_type=simple,weight=1.0000,is_virtual=,sku=1000166259-Yellow-One%20Size,name=Cribmate%20Layette%20Crinkle%20Soft%20Teether%20Book-Yellow-One%20Size,description=,applied_rule_ids=,additional_data=,is_qty_decimal=,no_discount=,qty_backordered=,qty_canceled=0.0000,qty_invoiced=1.0000,qty_ordered=1.0000,qty_refunded=0.0000,qty_shipped=0.0000,base_cost=1.65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Y3JpYm1hdGUtbGF5ZXR0ZS1jcmlua2xlLXNvZnQtdGVldGhlci1ib29rLXllbGxvdy5odG1s","product":"69146","selected_configurable_option":"","related_product":"","super_attribute":{"135":"111"},"qty":"1"}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78,order_id=991,parent_item_id=,quote_item_id=49814,store_id=1,created_at=2018-03-27%2019%3A30%3A33,updated_at=2018-05-05%2016%3A23%3A45,product_id=69119,product_type=configurable,weight=1.0000,is_virtual=,sku=1000140924-Blue-One%20Size,name=Bon%20Bebe%20Layette%20Five%20Hanger%20Receiving%20Blanket-Blue,description=,applied_rule_ids=6,additional_data=,is_qty_decimal=,no_discount=,qty_backordered=,qty_canceled=1.0000,qty_invoiced=0.0000,qty_ordered=1.0000,qty_refunded=0.0000,qty_shipped=0.0000,base_cost=1.0000,price=5.9900,base_price=5.9900,original_price=11.9900,base_original_price=11.9900,tax_percent=0.0000,tax_amount=0.0000,base_tax_amount=0.0000,tax_invoiced=0.0000,base_tax_invoiced=0.0000,discount_percent=20.0000,discount_amount=1.2000,base_discount_amount=1.2000,discount_invoiced=0.0000,base_discount_invoiced=0.0000,amount_refunded=0.0000,base_amount_refunded=0.0000,row_total=5.9900,base_row_total=5.9900,row_invoiced=0.0000,base_row_invoiced=0.0000,row_weight=1.0000,base_tax_before_discount=,tax_before_discount=,ext_order_item_id=,locked_do_invoice=,locked_do_ship=,price_incl_tax=5.9900,base_price_incl_tax=5.9900,row_total_incl_tax=5.9900,base_row_total_incl_tax=5.9900,discount_tax_compensation_amount=0.0000,base_discount_tax_compensation_amount=0.0000,discount_tax_compensation_invoiced=,base_discount_tax_compensation_invoiced=,discount_tax_compensation_refunded=,base_discount_tax_compensation_refunded=,tax_canceled=0.0000,discount_tax_compensation_canceled=0.0000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Ym9uLWJlYmUtbGF5ZXR0ZS1maXZlLWhhbmdlci1yZWNlaXZpbmctYmxhbmtldC1ibHVlLmh0bWw,","product":"69119","selected_configurable_option":"","related_product":"","super_attribute":{"135":"111"},"qty":"1"},"attributes_info":[{"label":"Size","value":"One Size"}],"simple_name":"Bon Bebe Layette Five Hanger Receiving Blanket-Blue-One Size","simple_sku":"1000140924-Blue-One Size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79,order_id=991,parent_item_id=6578,quote_item_id=49815,store_id=1,created_at=2018-03-27%2019%3A30%3A33,updated_at=2018-05-05%2016%3A23%3A45,product_id=68951,product_type=simple,weight=1.0000,is_virtual=,sku=1000140924-Blue-One%20Size,name=Bon%20Bebe%20Layette%20Five%20Hanger%20Receiving%20Blanket-Blue-One%20Size,description=,applied_rule_ids=,additional_data=,is_qty_decimal=,no_discount=,qty_backordered=,qty_canceled=0.0000,qty_invoiced=1.0000,qty_ordered=1.0000,qty_refunded=0.0000,qty_shipped=0.0000,base_cost=1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Ym9uLWJlYmUtbGF5ZXR0ZS1maXZlLWhhbmdlci1yZWNlaXZpbmctYmxhbmtldC1ibHVlLmh0bWw,","product":"69119","selected_configurable_option":"","related_product":"","super_attribute":{"135":"111"},"qty":"1"}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0,order_id=991,parent_item_id=,quote_item_id=49816,store_id=1,created_at=2018-03-27%2019%3A30%3A33,updated_at=2018-05-05%2016%3A23%3A45,product_id=70730,product_type=configurable,weight=1.0000,is_virtual=,sku=1000176416-Grey-14%2F16,name=Cb%20Sport%20Boys%208-16%20Fleece%20Simple%20Print%20Panels%20Short-Grey,description=,applied_rule_ids=6,additional_data=,is_qty_decimal=,no_discount=,qty_backordered=,qty_canceled=0.0000,qty_invoiced=1.0000,qty_ordered=1.0000,qty_refunded=0.0000,qty_shipped=1.0000,base_cost=1.0000,price=3.9900,base_price=3.9900,original_price=7.9900,base_original_price=7.9900,tax_percent=0.0000,tax_amount=0.0000,base_tax_amount=0.0000,tax_invoiced=0.0000,base_tax_invoiced=0.0000,discount_percent=20.0000,discount_amount=0.7900,base_discount_amount=0.7900,discount_invoiced=0.7900,base_discount_invoiced=0.7900,amount_refunded=0.0000,base_amount_refunded=0.0000,row_total=3.9900,base_row_total=3.9900,row_invoiced=3.9900,base_row_invoiced=3.9900,row_weight=1.0000,base_tax_before_discount=,tax_before_discount=,ext_order_item_id=,locked_do_invoice=,locked_do_ship=,price_incl_tax=3.9900,base_price_incl_tax=3.9900,row_total_incl_tax=3.9900,base_row_total_incl_tax=3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bGF0ZXN0cw,,","product":"70730","super_attribute":{"135":"240"},"qty":1},"attributes_info":[{"label":"Size","value":"14\/16"}],"simple_name":"Cb Sport Boys 8-16 Fleece Simple Print Panels Short-Grey-14\/16","simple_sku":"1000176416-Grey-14\/16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1,order_id=991,parent_item_id=6580,quote_item_id=49817,store_id=1,created_at=2018-03-27%2019%3A30%3A33,updated_at=2018-05-05%2016%3A23%3A45,product_id=70518,product_type=simple,weight=1.0000,is_virtual=,sku=1000176416-Grey-14%2F16,name=Cb%20Sport%20Boys%208-16%20Fleece%20Simple%20Print%20Panels%20Short-Grey-14%2F16,description=,applied_rule_ids=,additional_data=,is_qty_decimal=,no_discount=,qty_backordered=,qty_canceled=0.0000,qty_invoiced=1.0000,qty_ordered=1.0000,qty_refunded=0.0000,qty_shipped=0.0000,base_cost=1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bGF0ZXN0cw,,","product":"70730","super_attribute":{"135":"240"},"qty":1}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2,order_id=991,parent_item_id=,quote_item_id=49818,store_id=1,created_at=2018-03-27%2019%3A30%3A33,updated_at=2018-05-05%2016%3A23%3A45,product_id=70729,product_type=configurable,weight=1.0000,is_virtual=,sku=1000176415-Black-14%2F16,name=Cb%20Sport%20Boys%208-16%20Fleece%20Simple%20Print%20Panels%20Short-Black,description=,applied_rule_ids=6,additional_data=,is_qty_decimal=,no_discount=,qty_backordered=,qty_canceled=0.0000,qty_invoiced=1.0000,qty_ordered=1.0000,qty_refunded=0.0000,qty_shipped=1.0000,base_cost=1.0000,price=3.9900,base_price=3.9900,original_price=7.9900,base_original_price=7.9900,tax_percent=0.0000,tax_amount=0.0000,base_tax_amount=0.0000,tax_invoiced=0.0000,base_tax_invoiced=0.0000,discount_percent=20.0000,discount_amount=0.8000,base_discount_amount=0.8000,discount_invoiced=0.8000,base_discount_invoiced=0.8000,amount_refunded=0.0000,base_amount_refunded=0.0000,row_total=3.9900,base_row_total=3.9900,row_invoiced=3.9900,base_row_invoiced=3.9900,row_weight=1.0000,base_tax_before_discount=,tax_before_discount=,ext_order_item_id=,locked_do_invoice=,locked_do_ship=,price_incl_tax=3.9900,base_price_incl_tax=3.9900,row_total_incl_tax=3.9900,base_row_total_incl_tax=3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cHJvZHVjdHMvYXJyaXZhbHMvaW5kZXgvP3BhZ2VyPTI,","product":"70729","super_attribute":{"135":"240"},"qty":1},"attributes_info":[{"label":"Size","value":"14\/16"}],"simple_name":"Cb Sport Boys 8-16 Fleece Simple Print Panels Short-Black-14\/16","simple_sku":"1000176415-Black-14\/16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3,order_id=991,parent_item_id=6582,quote_item_id=49819,store_id=1,created_at=2018-03-27%2019%3A30%3A33,updated_at=2018-05-05%2016%3A23%3A45,product_id=70515,product_type=simple,weight=1.0000,is_virtual=,sku=1000176415-Black-14%2F16,name=Cb%20Sport%20Boys%208-16%20Fleece%20Simple%20Print%20Panels%20Short-Black-14%2F16,description=,applied_rule_ids=,additional_data=,is_qty_decimal=,no_discount=,qty_backordered=,qty_canceled=0.0000,qty_invoiced=1.0000,qty_ordered=1.0000,qty_refunded=0.0000,qty_shipped=0.0000,base_cost=1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cHJvZHVjdHMvYXJyaXZhbHMvaW5kZXgvP3BhZ2VyPTI,","product":"70729","super_attribute":{"135":"240"},"qty":1}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4,order_id=991,parent_item_id=,quote_item_id=49820,store_id=1,created_at=2018-03-27%2019%3A30%3A33,updated_at=2018-05-05%2016%3A23%3A45,product_id=70728,product_type=configurable,weight=1.0000,is_virtual=,sku=1000176413-Charcoal-14%2F16,name=Cb%20Sport%20Boys%208-16%20Fleece%20Cut%20and%20Sew%20Mini%20Mesh%20Short-Charcoal,description=,applied_rule_ids=6,additional_data=,is_qty_decimal=,no_discount=,qty_backordered=,qty_canceled=0.0000,qty_invoiced=1.0000,qty_ordered=1.0000,qty_refunded=0.0000,qty_shipped=1.0000,base_cost=1.0000,price=3.9900,base_price=3.9900,original_price=7.9900,base_original_price=7.9900,tax_percent=0.0000,tax_amount=0.0000,base_tax_amount=0.0000,tax_invoiced=0.0000,base_tax_invoiced=0.0000,discount_percent=20.0000,discount_amount=0.8000,base_discount_amount=0.8000,discount_invoiced=0.8000,base_discount_invoiced=0.8000,amount_refunded=0.0000,base_amount_refunded=0.0000,row_total=3.9900,base_row_total=3.9900,row_invoiced=3.9900,base_row_invoiced=3.9900,row_weight=1.0000,base_tax_before_discount=,tax_before_discount=,ext_order_item_id=,locked_do_invoice=,locked_do_ship=,price_incl_tax=3.9900,base_price_incl_tax=3.9900,row_total_incl_tax=3.9900,base_row_total_incl_tax=3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Y2Itc3BvcnQtYm95cy04LTE2LWZsZWVjZS1jdXQtYW5kLXNldy1taW5pLW1lc2gtc2hvcnQtY2hhcmNvYWwuaHRtbA,,","product":"70728","selected_configurable_option":"","related_product":"","super_attribute":{"135":"240"},"qty":"1"},"attributes_info":[{"label":"Size","value":"14\/16"}],"simple_name":"Cb Sport Boys 8-16 Fleece Cut and Sew Mini Mesh Short-Charcoal-14","simple_sku":"1000176413-Charcoal-14\/16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5,order_id=991,parent_item_id=6584,quote_item_id=49821,store_id=1,created_at=2018-03-27%2019%3A30%3A33,updated_at=2018-05-05%2016%3A23%3A45,product_id=70512,product_type=simple,weight=1.0000,is_virtual=,sku=1000176413-Charcoal-14%2F16,name=Cb%20Sport%20Boys%208-16%20Fleece%20Cut%20and%20Sew%20Mini%20Mesh%20Short-Charcoal-14,description=,applied_rule_ids=,additional_data=,is_qty_decimal=,no_discount=,qty_backordered=,qty_canceled=0.0000,qty_invoiced=1.0000,qty_ordered=1.0000,qty_refunded=0.0000,qty_shipped=0.0000,base_cost=1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Y2Itc3BvcnQtYm95cy04LTE2LWZsZWVjZS1jdXQtYW5kLXNldy1taW5pLW1lc2gtc2hvcnQtY2hhcmNvYWwuaHRtbA,,","product":"70728","selected_configurable_option":"","related_product":"","super_attribute":{"135":"240"},"qty":"1"}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6,order_id=991,parent_item_id=,quote_item_id=49822,store_id=1,created_at=2018-03-27%2019%3A30%3A33,updated_at=2018-05-05%2016%3A23%3A45,product_id=69133,product_type=configurable,weight=1.0000,is_virtual=,sku=1000156650-Navy-One%20Size,name=Luvable%20Friends%20Layette%20Printed%20Receiving%20Blanket%204%20Pack-Navy,description=,applied_rule_ids=6,additional_data=,is_qty_decimal=,no_discount=,qty_backordered=,qty_canceled=1.0000,qty_invoiced=0.0000,qty_ordered=1.0000,qty_refunded=0.0000,qty_shipped=0.0000,base_cost=3.0000,price=5.9900,base_price=5.9900,original_price=11.9900,base_original_price=11.9900,tax_percent=0.0000,tax_amount=0.0000,base_tax_amount=0.0000,tax_invoiced=0.0000,base_tax_invoiced=0.0000,discount_percent=20.0000,discount_amount=1.2000,base_discount_amount=1.2000,discount_invoiced=0.0000,base_discount_invoiced=0.0000,amount_refunded=0.0000,base_amount_refunded=0.0000,row_total=5.9900,base_row_total=5.9900,row_invoiced=0.0000,base_row_invoiced=0.0000,row_weight=1.0000,base_tax_before_discount=,tax_before_discount=,ext_order_item_id=,locked_do_invoice=,locked_do_ship=,price_incl_tax=5.9900,base_price_incl_tax=5.9900,row_total_incl_tax=5.9900,base_row_total_incl_tax=5.9900,discount_tax_compensation_amount=0.0000,base_discount_tax_compensation_amount=0.0000,discount_tax_compensation_invoiced=,base_discount_tax_compensation_invoiced=,discount_tax_compensation_refunded=,base_discount_tax_compensation_refunded=,tax_canceled=0.0000,discount_tax_compensation_canceled=0.0000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bHV2YWJsZS1mcmllbmRzLWxheWV0dGUtcHJpbnRlZC1yZWNlaXZpbmctYmxhbmtldC00LXBhY2stbmF2eS5odG1s","product":"69133","selected_configurable_option":"","related_product":"","super_attribute":{"135":"111"},"qty":"1"},"attributes_info":[{"label":"Size","value":"One Size"}],"simple_name":"Luvable Friends Layette Printed Receiving Blanket 4 Pack-Navy-One Size","simple_sku":"1000156650-Navy-One Size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7,order_id=991,parent_item_id=6586,quote_item_id=49823,store_id=1,created_at=2018-03-27%2019%3A30%3A33,updated_at=2018-05-05%2016%3A23%3A45,product_id=68974,product_type=simple,weight=1.0000,is_virtual=,sku=1000156650-Navy-One%20Size,name=Luvable%20Friends%20Layette%20Printed%20Receiving%20Blanket%204%20Pack-Navy-One%20Size,description=,applied_rule_ids=,additional_data=,is_qty_decimal=,no_discount=,qty_backordered=,qty_canceled=0.0000,qty_invoiced=1.0000,qty_ordered=1.0000,qty_refunded=0.0000,qty_shipped=0.0000,base_cost=3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bHV2YWJsZS1mcmllbmRzLWxheWV0dGUtcHJpbnRlZC1yZWNlaXZpbmctYmxhbmtldC00LXBhY2stbmF2eS5odG1s","product":"69133","selected_configurable_option":"","related_product":"","super_attribute":{"135":"111"},"qty":"1"}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8,order_id=991,parent_item_id=,quote_item_id=49824,store_id=1,created_at=2018-03-27%2019%3A30%3A33,updated_at=2018-05-05%2016%3A23%3A45,product_id=69106,product_type=configurable,weight=1.0000,is_virtual=,sku=1000114457-Blue-One%20Size,name=Baby%20Layette%20Blanket-Blue,description=,applied_rule_ids=6,additional_data=,is_qty_decimal=,no_discount=,qty_backordered=,qty_canceled=0.0000,qty_invoiced=1.0000,qty_ordered=1.0000,qty_refunded=0.0000,qty_shipped=1.0000,base_cost=6.0000,price=10.9900,base_price=10.9900,original_price=21.9900,base_original_price=21.9900,tax_percent=0.0000,tax_amount=0.0000,base_tax_amount=0.0000,tax_invoiced=0.0000,base_tax_invoiced=0.0000,discount_percent=20.0000,discount_amount=2.2000,base_discount_amount=2.2000,discount_invoiced=2.2000,base_discount_invoiced=2.2000,amount_refunded=0.0000,base_amount_refunded=0.0000,row_total=10.9900,base_row_total=10.9900,row_invoiced=10.9900,base_row_invoiced=10.9900,row_weight=1.0000,base_tax_before_discount=,tax_before_discount=,ext_order_item_id=,locked_do_invoice=,locked_do_ship=,price_incl_tax=10.9900,base_price_incl_tax=10.9900,row_total_incl_tax=10.9900,base_row_total_incl_tax=10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c2hvZXMtYW5kLWFjY2Vzc29yaWVzL2xheWV0dGUvYmFieS1sYXlldHRlLWJsYW5rZXQtYmx1ZS5odG1s","product":"69106","selected_configurable_option":"","related_product":"","super_attribute":{"135":"111"},"qty":"1"},"attributes_info":[{"label":"Size","value":"One Size"}],"simple_name":"Baby Layette Blanket-Blue-One Size","simple_sku":"1000114457-Blue-One Size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89,order_id=991,parent_item_id=6588,quote_item_id=49825,store_id=1,created_at=2018-03-27%2019%3A30%3A33,updated_at=2018-05-05%2016%3A23%3A45,product_id=68923,product_type=simple,weight=1.0000,is_virtual=,sku=1000114457-Blue-One%20Size,name=Baby%20Layette%20Blanket-Blue-One%20Size,description=,applied_rule_ids=,additional_data=,is_qty_decimal=,no_discount=,qty_backordered=,qty_canceled=0.0000,qty_invoiced=1.0000,qty_ordered=1.0000,qty_refunded=0.0000,qty_shipped=0.0000,base_cost=6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c2hvZXMtYW5kLWFjY2Vzc29yaWVzL2xheWV0dGUvYmFieS1sYXlldHRlLWJsYW5rZXQtYmx1ZS5odG1s","product":"69106","selected_configurable_option":"","related_product":"","super_attribute":{"135":"111"},"qty":"1"}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90,order_id=991,parent_item_id=,quote_item_id=49828,store_id=1,created_at=2018-03-27%2019%3A30%3A33,updated_at=2018-05-05%2016%3A23%3A45,product_id=69115,product_type=configurable,weight=1.0000,is_virtual=,sku=1000129132-Blue-One%20Size,name=Precious%20Moments%20Layette%20Velboa%20Soft%20Blanket-Blue,description=,applied_rule_ids=6,additional_data=,is_qty_decimal=,no_discount=,qty_backordered=,qty_canceled=0.0000,qty_invoiced=1.0000,qty_ordered=1.0000,qty_refunded=0.0000,qty_shipped=1.0000,base_cost=2.0000,price=3.9900,base_price=3.9900,original_price=7.9900,base_original_price=7.9900,tax_percent=0.0000,tax_amount=0.0000,base_tax_amount=0.0000,tax_invoiced=0.0000,base_tax_invoiced=0.0000,discount_percent=20.0000,discount_amount=0.7900,base_discount_amount=0.7900,discount_invoiced=0.7900,base_discount_invoiced=0.7900,amount_refunded=0.0000,base_amount_refunded=0.0000,row_total=3.9900,base_row_total=3.9900,row_invoiced=3.9900,base_row_invoiced=3.9900,row_weight=1.0000,base_tax_before_discount=,tax_before_discount=,ext_order_item_id=,locked_do_invoice=,locked_do_ship=,price_incl_tax=3.9900,base_price_incl_tax=3.9900,row_total_incl_tax=3.9900,base_row_total_incl_tax=3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cHJlY2lvdXMtbW9tZW50cy1sYXlldHRlLXZlbGJvYS1zb2Z0LWJsYW5rZXQtYmx1ZS5odG1s","product":"69115","selected_configurable_option":"","related_product":"","super_attribute":{"135":"111"},"qty":"1"},"attributes_info":[{"label":"Size","value":"One Size"}],"simple_name":"Precious Moments Layette Velboa Soft Blanket-Blue-One Size","simple_sku":"1000129132-Blue-One Size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91,order_id=991,parent_item_id=6590,quote_item_id=49829,store_id=1,created_at=2018-03-27%2019%3A30%3A33,updated_at=2018-05-05%2016%3A23%3A45,product_id=68947,product_type=simple,weight=1.0000,is_virtual=,sku=1000129132-Blue-One%20Size,name=Precious%20Moments%20Layette%20Velboa%20Soft%20Blanket-Blue-One%20Size,description=,applied_rule_ids=,additional_data=,is_qty_decimal=,no_discount=,qty_backordered=,qty_canceled=0.0000,qty_invoiced=1.0000,qty_ordered=1.0000,qty_refunded=0.0000,qty_shipped=0.0000,base_cost=2.0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cHJlY2lvdXMtbW9tZW50cy1sYXlldHRlLXZlbGJvYS1zb2Z0LWJsYW5rZXQtYmx1ZS5odG1s","product":"69115","selected_configurable_option":"","related_product":"","super_attribute":{"135":"111"},"qty":"1"}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92,order_id=991,parent_item_id=,quote_item_id=49889,store_id=1,created_at=2018-03-27%2019%3A30%3A33,updated_at=2018-05-05%2016%3A23%3A45,product_id=69141,product_type=configurable,weight=1.0000,is_virtual=,sku=1000162675-Green-One%20Size,name=Petite%20Creations%20Layette%20Toy%20Elephant%20Teether-Green,description=,applied_rule_ids=6,additional_data=,is_qty_decimal=,no_discount=,qty_backordered=,qty_canceled=0.0000,qty_invoiced=1.0000,qty_ordered=1.0000,qty_refunded=0.0000,qty_shipped=1.0000,base_cost=1.5000,price=3.9900,base_price=3.9900,original_price=7.9900,base_original_price=7.9900,tax_percent=0.0000,tax_amount=0.0000,base_tax_amount=0.0000,tax_invoiced=0.0000,base_tax_invoiced=0.0000,discount_percent=20.0000,discount_amount=0.8000,base_discount_amount=0.8000,discount_invoiced=0.8000,base_discount_invoiced=0.8000,amount_refunded=0.0000,base_amount_refunded=0.0000,row_total=3.9900,base_row_total=3.9900,row_invoiced=3.9900,base_row_invoiced=3.9900,row_weight=1.0000,base_tax_before_discount=,tax_before_discount=,ext_order_item_id=,locked_do_invoice=,locked_do_ship=,price_incl_tax=3.9900,base_price_incl_tax=3.9900,row_total_incl_tax=3.9900,base_row_total_incl_tax=3.9900,discount_tax_compensation_amount=0.0000,base_discount_tax_compensation_amount=0.0000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%5B%5D,weee_tax_applied_amount=,weee_tax_applied_row_amount=,weee_tax_disposition=,weee_tax_row_disposition=,base_weee_tax_applied_amount=,base_weee_tax_applied_row_amnt=,base_weee_tax_disposition=,base_weee_tax_row_disposition=,has_children=1</text:p>
          </table:table-cell>
          <table:table-cell office:value-type="string">
            <text:p>{"info_buyRequest":{"uenc":"aHR0cHM6Ly93d3cua2lkY2l0eXN0b3Jlcy5jb20vc2hvZXMtYW5kLWFjY2Vzc29yaWVzL2xheWV0dGUvcGV0aXRlLWNyZWF0aW9ucy1sYXlldHRlLXRveS1lbGVwaGFudC10ZWV0aGVyLWdyZWVuLmh0bWw,","product":"69141","selected_configurable_option":"","related_product":"","super_attribute":{"135":"111"},"qty":"1"},"attributes_info":[{"label":"Size","value":"One Size"}],"simple_name":"Petite Creations Layette Toy Elephant Teether-Green-One Size","simple_sku":"1000162675-Green-One Size","product_calculations":1,"shipment_type":0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38"/>
          <table:table-cell office:value-type="string">
            <text:p>item_id=6593,order_id=991,parent_item_id=6592,quote_item_id=49890,store_id=1,created_at=2018-03-27%2019%3A30%3A33,updated_at=2018-05-05%2016%3A23%3A45,product_id=69000,product_type=simple,weight=1.0000,is_virtual=,sku=1000162675-Green-One%20Size,name=Petite%20Creations%20Layette%20Toy%20Elephant%20Teether-Green-One%20Size,description=,applied_rule_ids=,additional_data=,is_qty_decimal=,no_discount=,qty_backordered=,qty_canceled=0.0000,qty_invoiced=1.0000,qty_ordered=1.0000,qty_refunded=0.0000,qty_shipped=0.0000,base_cost=1.5000,price=0.0000,base_price=0.0000,original_price=0.0000,base_original_price=,tax_percent=0.0000,tax_amount=0.0000,base_tax_amount=0.0000,tax_invoiced=0.0000,base_tax_invoiced=0.0000,discount_percent=0.0000,discount_amount=0.0000,base_discount_amount=0.0000,discount_invoiced=0.0000,base_discount_invoiced=0.0000,amount_refunded=0.0000,base_amount_refunded=0.0000,row_total=0.0000,base_row_total=0.0000,row_invoiced=0.0000,base_row_invoiced=0.0000,row_weight=0.0000,base_tax_before_discount=,tax_before_discount=,ext_order_item_id=,locked_do_invoice=,locked_do_ship=,price_incl_tax=,base_price_incl_tax=,row_total_incl_tax=,base_row_total_incl_tax=,discount_tax_compensation_amount=,base_discount_tax_compensation_amount=,discount_tax_compensation_invoiced=0.0000,base_discount_tax_compensation_invoiced=0.0000,discount_tax_compensation_refunded=,base_discount_tax_compensation_refunded=,tax_canceled=,discount_tax_compensation_canceled=,tax_refunded=,base_tax_refunded=,discount_refunded=,base_discount_refunded=,free_shipping=,gift_message_id=,gift_message_available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office:value-type="string">
            <text:p>{"info_buyRequest":{"uenc":"aHR0cHM6Ly93d3cua2lkY2l0eXN0b3Jlcy5jb20vc2hvZXMtYW5kLWFjY2Vzc29yaWVzL2xheWV0dGUvcGV0aXRlLWNyZWF0aW9ucy1sYXlldHRlLXRveS1lbGVwaGFudC10ZWV0aGVyLWdyZWVuLmh0bWw,","product":"69141","selected_configurable_option":"","related_product":"","super_attribute":{"135":"111"},"qty":"1"}}</text:p>
          </table:table-cell>
          <table:table-cell table:number-columns-repeated="18"/>
        </table:table-row>
        <table:table-row table:style-name="ro1">
          <table:table-cell office:value-type="float" office:value="991">
            <text:p>991</text:p>
          </table:table-cell>
          <table:table-cell table:number-columns-repeated="140"/>
          <table:table-cell office:value-type="string">
            <text:p>entity_id=1948,parent_id=991,customer_address_id=,quote_address_id=,region_id=23,customer_id=,fax=,region=Illinois,postcode=62221,lastname=,street=1706%20Page,city=Belleville,email=Lhash56%40hotmail.com,telephone=618%20214%208214,country_id=US,firstname=Lana%20Hash%20Grau,address_type=shipping,prefix=,middlename=,suffix=,company=,vat_id=,vat_is_valid=,vat_request_id=,vat_request_date=,vat_request_success=</text:p>
          </table:table-cell>
          <table:table-cell table:number-columns-repeated="17"/>
        </table:table-row>
        <table:table-row table:style-name="ro1">
          <table:table-cell office:value-type="float" office:value="991">
            <text:p>991</text:p>
          </table:table-cell>
          <table:table-cell table:number-columns-repeated="140"/>
          <table:table-cell office:value-type="string">
            <text:p>entity_id=1949,parent_id=991,customer_address_id=,quote_address_id=,region_id=23,customer_id=,fax=,region=Illinois,postcode=62221,lastname=grau,street=1706%20Page,city=Belleville,email=Lhash56%40hotmail.com,telephone=618%20214%208214,country_id=US,firstname=lana,address_type=billing,prefix=,middlename=,suffix=,company=,vat_id=,vat_is_valid=,vat_request_id=,vat_request_date=,vat_request_success=</text:p>
          </table:table-cell>
          <table:table-cell table:number-columns-repeated="17"/>
        </table:table-row>
        <table:table-row table:style-name="ro1">
          <table:table-cell office:value-type="float" office:value="991">
            <text:p>991</text:p>
          </table:table-cell>
          <table:table-cell table:number-columns-repeated="141"/>
          <table:table-cell office:value-type="string">
            <text:p>entity_id=975,parent_id=991,base_shipping_captured=0.0000,shipping_captured=0.0000,amount_refunded=,base_amount_paid=24.7600,amount_canceled=,base_amount_authorized=37.5300,base_amount_paid_online=24.7600,base_amount_refunded_online=,base_shipping_amount=0.0000,shipping_amount=0.0000,amount_paid=24.7600,amount_authorized=37.5300,base_amount_ordered=37.5300,base_shipping_refunded=,shipping_refunded=,base_amount_refunded=,amount_ordered=37.5300,base_amount_canceled=,quote_payment_id=,additional_data=,cc_exp_month=,cc_ss_start_year=,echeck_bank_name=,method=payflow_express,cc_debug_request_body=,cc_secure_verify=,protection_eligibility=,cc_approval=,cc_last_4=,cc_status_description=,echeck_type=,cc_debug_response_serialized=,cc_ss_start_month=,echeck_account_type=,last_trans_id=397666806U9047808-void,cc_cid_status=,cc_owner=,cc_type=,po_number=,cc_exp_year=,cc_status=,echeck_routing_number=,account_status=,anet_trans_method=,cc_debug_response_body=,cc_ss_issue=,echeck_account_name=,cc_avs_status=,cc_number_enc=,cc_trans_id=,address_status=,tokenbase_id=</text:p>
          </table:table-cell>
          <table:table-cell office:value-type="string">
            <text:p>{"button":1,"paypal_express_checkout_shipping_method":"","paypal_payer_id":"LFREZ6VL6SLHG","paypal_payer_email":"Lhash56@hotmail.com","paypal_correlation_id":"8071f5d9b8d35","paypal_express_checkout_payer_id":"LFREZ6VL6SLHG","paypal_express_checkout_token":"EC-149472895B797735F","method_title":"PayPal Express Checkout Payflow Edition","paypal_express_checkout_redirect_required":false,"paypal_payer_status":"verified","paypal_address_status":"confirmed","paypal_protection_eligibility":"Eligible","paypal_payment_status":"completed","paypal_pending_reason":"completed"}</text:p>
          </table:table-cell>
          <table:table-cell office:value-type="string">
            <text:p>transaction_id=1944,parent_id=,order_id=991,payment_id=975,txn_id=397666806U9047808,parent_txn_id=,txn_type=authorization,is_closed=1,additional_information=%7B%22payflow_trxid%22%3A%22BGPP1B728788%22%7D,created_at=2018-03-27%2019%3A30%3A33</text:p>
          </table:table-cell>
          <table:table-cell table:number-columns-repeated="14"/>
        </table:table-row>
        <table:table-row table:style-name="ro1">
          <table:table-cell office:value-type="float" office:value="991">
            <text:p>991</text:p>
          </table:table-cell>
          <table:table-cell table:number-columns-repeated="141"/>
          <table:table-cell office:value-type="string">
            <text:p>entity_id=975,parent_id=,base_shipping_captured=,shipping_captured=,amount_refunded=,base_amount_paid=,amount_canceled=,base_amount_authorized=,base_amount_paid_online=,base_amount_refunded_online=,base_shipping_amount=,shipping_amount=,amount_paid=,amount_authorized=,base_amount_ordered=,base_shipping_refunded=,shipping_refunded=,base_amount_refunded=,amount_ordered=,base_amount_canceled=,quote_payment_id=,additional_data=,cc_exp_month=,cc_ss_start_year=,echeck_bank_name=,method=,cc_debug_request_body=,cc_secure_verify=,protection_eligibility=,cc_approval=,cc_last_4=,cc_status_description=,echeck_type=,cc_debug_response_serialized=,cc_ss_start_month=,echeck_account_type=,last_trans_id=,cc_cid_status=,cc_owner=,cc_type=,po_number=,cc_exp_year=,cc_status=,echeck_routing_number=,account_status=,anet_trans_method=,cc_debug_response_body=,cc_ss_issue=,echeck_account_name=,cc_avs_status=,cc_number_enc=,cc_trans_id=,address_status=,tokenbase_id=</text:p>
          </table:table-cell>
          <table:table-cell/>
          <table:table-cell office:value-type="string">
            <text:p>transaction_id=1945,parent_id=1944,order_id=991,payment_id=975,txn_id=3X168448R0347604L,parent_txn_id=397666806U9047808,txn_type=capture,is_closed=,additional_information=%7B%22payflow_trxid%22%3A%22BIPP785ADDCD%22%7D,created_at=2018-03-28%2017%3A18%3A26</text:p>
          </table:table-cell>
          <table:table-cell table:number-columns-repeated="14"/>
        </table:table-row>
        <table:table-row table:style-name="ro1">
          <table:table-cell office:value-type="float" office:value="991">
            <text:p>991</text:p>
          </table:table-cell>
          <table:table-cell table:number-columns-repeated="141"/>
          <table:table-cell office:value-type="string">
            <text:p>entity_id=975,parent_id=,base_shipping_captured=,shipping_captured=,amount_refunded=,base_amount_paid=,amount_canceled=,base_amount_authorized=,base_amount_paid_online=,base_amount_refunded_online=,base_shipping_amount=,shipping_amount=,amount_paid=,amount_authorized=,base_amount_ordered=,base_shipping_refunded=,shipping_refunded=,base_amount_refunded=,amount_ordered=,base_amount_canceled=,quote_payment_id=,additional_data=,cc_exp_month=,cc_ss_start_year=,echeck_bank_name=,method=,cc_debug_request_body=,cc_secure_verify=,protection_eligibility=,cc_approval=,cc_last_4=,cc_status_description=,echeck_type=,cc_debug_response_serialized=,cc_ss_start_month=,echeck_account_type=,last_trans_id=,cc_cid_status=,cc_owner=,cc_type=,po_number=,cc_exp_year=,cc_status=,echeck_routing_number=,account_status=,anet_trans_method=,cc_debug_response_body=,cc_ss_issue=,echeck_account_name=,cc_avs_status=,cc_number_enc=,cc_trans_id=,address_status=,tokenbase_id=</text:p>
          </table:table-cell>
          <table:table-cell/>
          <table:table-cell office:value-type="string">
            <text:p>transaction_id=1946,parent_id=1944,order_id=991,payment_id=975,txn_id=397666806U9047808-void,parent_txn_id=397666806U9047808,txn_type=void,is_closed=1,additional_information=%5B%5D,created_at=2018-03-28%2017%3A18%3A42</text:p>
          </table:table-cell>
          <table:table-cell table:number-columns-repeated="14"/>
        </table:table-row>
        <table:table-row table:style-name="ro1">
          <table:table-cell office:value-type="float" office:value="991">
            <text:p>991</text:p>
          </table:table-cell>
          <table:table-cell table:number-columns-repeated="144"/>
          <table:table-cell office:value-type="string">
            <text:p>entity_id=745,store_id=1,base_amount=0.0000,amount=0.0000,total_weight=,total_qty=6.0000,email_sent=1,send_email=1,order_id=991,customer_id=,shipping_address_id=1948,billing_address_id=1949,shipment_status=,increment_id=000000745,created_at=2018-03-28%2017%3A18%3A26,updated_at=2018-05-05%2010%3A38%3A17,packages=%5B%5D,shipping_label=,customer_note=,customer_note_notify=,shipment_cost=0.0000,is_first_shipment=1</text:p>
          </table:table-cell>
          <table:table-cell office:value-type="string">
            <text:p>entity_id=1909,parent_id=745,row_total=,price=3.9900,weight=1.0000,qty=1.0000,product_id=70730,order_item_id=6580,additional_data=,description=,name=Cb%20Sport%20Boys%208-16%20Fleece%20Simple%20Print%20Panels%20Short-Grey,sku=1000176416-Grey-14%2F16</text:p>
          </table:table-cell>
          <table:table-cell table:number-columns-repeated="12"/>
        </table:table-row>
        <table:table-row table:style-name="ro1">
          <table:table-cell office:value-type="float" office:value="991">
            <text:p>991</text:p>
          </table:table-cell>
          <table:table-cell table:number-columns-repeated="144"/>
          <table:table-cell office:value-type="string">
            <text:p>entity_id=745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office:value-type="string">
            <text:p>entity_id=1910,parent_id=745,row_total=,price=3.9900,weight=1.0000,qty=1.0000,product_id=70729,order_item_id=6582,additional_data=,description=,name=Cb%20Sport%20Boys%208-16%20Fleece%20Simple%20Print%20Panels%20Short-Black,sku=1000176415-Black-14%2F16</text:p>
          </table:table-cell>
          <table:table-cell table:number-columns-repeated="12"/>
        </table:table-row>
        <table:table-row table:style-name="ro1">
          <table:table-cell office:value-type="float" office:value="991">
            <text:p>991</text:p>
          </table:table-cell>
          <table:table-cell table:number-columns-repeated="144"/>
          <table:table-cell office:value-type="string">
            <text:p>entity_id=745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office:value-type="string">
            <text:p>entity_id=1911,parent_id=745,row_total=,price=3.9900,weight=1.0000,qty=1.0000,product_id=70728,order_item_id=6584,additional_data=,description=,name=Cb%20Sport%20Boys%208-16%20Fleece%20Cut%20and%20Sew%20Mini%20Mesh%20Short-Charcoal,sku=1000176413-Charcoal-14%2F16</text:p>
          </table:table-cell>
          <table:table-cell table:number-columns-repeated="12"/>
        </table:table-row>
        <table:table-row table:style-name="ro1">
          <table:table-cell office:value-type="float" office:value="991">
            <text:p>991</text:p>
          </table:table-cell>
          <table:table-cell table:number-columns-repeated="144"/>
          <table:table-cell office:value-type="string">
            <text:p>entity_id=745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office:value-type="string">
            <text:p>entity_id=1912,parent_id=745,row_total=,price=10.9900,weight=1.0000,qty=1.0000,product_id=69106,order_item_id=6588,additional_data=,description=,name=Baby%20Layette%20Blanket-Blue,sku=1000114457-Blue-One%20Size</text:p>
          </table:table-cell>
          <table:table-cell table:number-columns-repeated="12"/>
        </table:table-row>
        <table:table-row table:style-name="ro1">
          <table:table-cell office:value-type="float" office:value="991">
            <text:p>991</text:p>
          </table:table-cell>
          <table:table-cell table:number-columns-repeated="144"/>
          <table:table-cell office:value-type="string">
            <text:p>entity_id=745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office:value-type="string">
            <text:p>entity_id=1913,parent_id=745,row_total=,price=3.9900,weight=1.0000,qty=1.0000,product_id=69115,order_item_id=6590,additional_data=,description=,name=Precious%20Moments%20Layette%20Velboa%20Soft%20Blanket-Blue,sku=1000129132-Blue-One%20Size</text:p>
          </table:table-cell>
          <table:table-cell table:number-columns-repeated="12"/>
        </table:table-row>
        <table:table-row table:style-name="ro1">
          <table:table-cell office:value-type="float" office:value="991">
            <text:p>991</text:p>
          </table:table-cell>
          <table:table-cell table:number-columns-repeated="144"/>
          <table:table-cell office:value-type="string">
            <text:p>entity_id=745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office:value-type="string">
            <text:p>entity_id=1914,parent_id=745,row_total=,price=3.9900,weight=1.0000,qty=1.0000,product_id=69141,order_item_id=6592,additional_data=,description=,name=Petite%20Creations%20Layette%20Toy%20Elephant%20Teether-Green,sku=1000162675-Green-One%20Size</text:p>
          </table:table-cell>
          <table:table-cell table:number-columns-repeated="12"/>
        </table:table-row>
        <table:table-row table:style-name="ro1">
          <table:table-cell office:value-type="float" office:value="991">
            <text:p>991</text:p>
          </table:table-cell>
          <table:table-cell table:number-columns-repeated="144"/>
          <table:table-cell office:value-type="string">
            <text:p>entity_id=745,store_id=,base_amount=,amount=,total_weight=,total_qty=,email_sent=,send_email=,order_id=,customer_id=,shipping_address_id=,billing_address_id=,shipment_status=,increment_id=,created_at=,updated_at=,packages=,shipping_label=,customer_note=,customer_note_notify=,shipment_cost=,is_first_shipment=</text:p>
          </table:table-cell>
          <table:table-cell table:number-columns-repeated="2"/>
          <table:table-cell office:value-type="string">
            <text:p>entity_id=719,parent_id=745,weight=,qty=,order_id=991,track_number=9405511899560994282246,description=,title=United%20States%20Postal%20Service,carrier_code=stamps,created_at=2018-03-28%2017%3A58%3A42,updated_at=2018-03-28%2017%3A58%3A42</text:p>
          </table:table-cell>
          <table:table-cell table:number-columns-repeated="10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1,base_grand_total=24.7600,shipping_tax_amount=0.0000,tax_amount=0.0000,base_tax_amount=0.0000,store_to_order_rate=0.0000,base_shipping_tax_amount=0.0000,base_discount_amount=-6.1800,base_to_order_rate=1.0000,grand_total=24.7600,shipping_amount=0.0000,subtotal_incl_tax=30.9400,base_subtotal_incl_tax=30.9400,store_to_base_rate=0.0000,base_shipping_amount=0.0000,total_qty=15.0000,base_to_global_rate=1.0000,subtotal=30.9400,base_subtotal=30.9400,discount_amount=-6.1800,billing_address_id=1949,is_used_for_refund=,order_id=991,email_sent=1,send_email=1,can_void_flag=,state=2,shipping_address_id=1948,store_currency_code=USD,transaction_id=3X168448R0347604L,order_currency_code=USD,base_currency_code=USD,global_currency_code=USD,increment_id=000000727,created_at=2018-03-28%2017%3A18%3A26,updated_at=2018-03-28%2017%3A18%3A29,discount_tax_compensation_amount=0.0000,base_discount_tax_compensation_amount=0.0000,shipping_discount_tax_compensation_amount=0.0000,base_shipping_discount_tax_compensation_amnt=,shipping_incl_tax=0.0000,base_shipping_incl_tax=0.0000,base_total_refunded=,discount_description=,customer_note=,customer_note_notify=</text:p>
          </table:table-cell>
          <table:table-cell office:value-type="string">
            <text:p>entity_id=4513,parent_id=727,base_price=0.0000,tax_amount=,base_row_total=,discount_amount=,row_total=,base_discount_amount=,price_incl_tax=,base_tax_amount=,base_price_incl_tax=,qty=1.0000,base_cost=1.6500,price=0.0000,base_row_total_incl_tax=,row_total_incl_tax=,product_id=69005,order_item_id=6577,additional_data=,description=,sku=1000166259-Yellow-One%20Size,name=Cribmate%20Layette%20Crinkle%20Soft%20Teether%20Book-Yellow-One%20Size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14,parent_id=727,base_price=0.0000,tax_amount=,base_row_total=,discount_amount=,row_total=,base_discount_amount=,price_incl_tax=,base_tax_amount=,base_price_incl_tax=,qty=1.0000,base_cost=1.0000,price=0.0000,base_row_total_incl_tax=,row_total_incl_tax=,product_id=68951,order_item_id=6579,additional_data=,description=,sku=1000140924-Blue-One%20Size,name=Bon%20Bebe%20Layette%20Five%20Hanger%20Receiving%20Blanket-Blue-One%20Size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15,parent_id=727,base_price=3.9900,tax_amount=0.0000,base_row_total=3.9900,discount_amount=0.7900,row_total=3.9900,base_discount_amount=0.7900,price_incl_tax=3.9900,base_tax_amount=0.0000,base_price_incl_tax=3.9900,qty=1.0000,base_cost=1.0000,price=3.9900,base_row_total_incl_tax=3.9900,row_total_incl_tax=3.9900,product_id=70730,order_item_id=6580,additional_data=,description=,sku=1000176416-Grey-14%2F16,name=Cb%20Sport%20Boys%208-16%20Fleece%20Simple%20Print%20Panels%20Short-Grey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16,parent_id=727,base_price=0.0000,tax_amount=,base_row_total=,discount_amount=,row_total=,base_discount_amount=,price_incl_tax=,base_tax_amount=,base_price_incl_tax=,qty=1.0000,base_cost=1.0000,price=0.0000,base_row_total_incl_tax=,row_total_incl_tax=,product_id=70518,order_item_id=6581,additional_data=,description=,sku=1000176416-Grey-14%2F16,name=Cb%20Sport%20Boys%208-16%20Fleece%20Simple%20Print%20Panels%20Short-Grey-14%2F16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17,parent_id=727,base_price=3.9900,tax_amount=0.0000,base_row_total=3.9900,discount_amount=0.8000,row_total=3.9900,base_discount_amount=0.8000,price_incl_tax=3.9900,base_tax_amount=0.0000,base_price_incl_tax=3.9900,qty=1.0000,base_cost=1.0000,price=3.9900,base_row_total_incl_tax=3.9900,row_total_incl_tax=3.9900,product_id=70729,order_item_id=6582,additional_data=,description=,sku=1000176415-Black-14%2F16,name=Cb%20Sport%20Boys%208-16%20Fleece%20Simple%20Print%20Panels%20Short-Black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18,parent_id=727,base_price=0.0000,tax_amount=,base_row_total=,discount_amount=,row_total=,base_discount_amount=,price_incl_tax=,base_tax_amount=,base_price_incl_tax=,qty=1.0000,base_cost=1.0000,price=0.0000,base_row_total_incl_tax=,row_total_incl_tax=,product_id=70515,order_item_id=6583,additional_data=,description=,sku=1000176415-Black-14%2F16,name=Cb%20Sport%20Boys%208-16%20Fleece%20Simple%20Print%20Panels%20Short-Black-14%2F16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19,parent_id=727,base_price=3.9900,tax_amount=0.0000,base_row_total=3.9900,discount_amount=0.8000,row_total=3.9900,base_discount_amount=0.8000,price_incl_tax=3.9900,base_tax_amount=0.0000,base_price_incl_tax=3.9900,qty=1.0000,base_cost=1.0000,price=3.9900,base_row_total_incl_tax=3.9900,row_total_incl_tax=3.9900,product_id=70728,order_item_id=6584,additional_data=,description=,sku=1000176413-Charcoal-14%2F16,name=Cb%20Sport%20Boys%208-16%20Fleece%20Cut%20and%20Sew%20Mini%20Mesh%20Short-Charcoal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20,parent_id=727,base_price=0.0000,tax_amount=,base_row_total=,discount_amount=,row_total=,base_discount_amount=,price_incl_tax=,base_tax_amount=,base_price_incl_tax=,qty=1.0000,base_cost=1.0000,price=0.0000,base_row_total_incl_tax=,row_total_incl_tax=,product_id=70512,order_item_id=6585,additional_data=,description=,sku=1000176413-Charcoal-14%2F16,name=Cb%20Sport%20Boys%208-16%20Fleece%20Cut%20and%20Sew%20Mini%20Mesh%20Short-Charcoal-14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21,parent_id=727,base_price=0.0000,tax_amount=,base_row_total=,discount_amount=,row_total=,base_discount_amount=,price_incl_tax=,base_tax_amount=,base_price_incl_tax=,qty=1.0000,base_cost=3.0000,price=0.0000,base_row_total_incl_tax=,row_total_incl_tax=,product_id=68974,order_item_id=6587,additional_data=,description=,sku=1000156650-Navy-One%20Size,name=Luvable%20Friends%20Layette%20Printed%20Receiving%20Blanket%204%20Pack-Navy-One%20Size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22,parent_id=727,base_price=10.9900,tax_amount=0.0000,base_row_total=10.9900,discount_amount=2.2000,row_total=10.9900,base_discount_amount=2.2000,price_incl_tax=10.9900,base_tax_amount=0.0000,base_price_incl_tax=10.9900,qty=1.0000,base_cost=6.0000,price=10.9900,base_row_total_incl_tax=10.9900,row_total_incl_tax=10.9900,product_id=69106,order_item_id=6588,additional_data=,description=,sku=1000114457-Blue-One%20Size,name=Baby%20Layette%20Blanket-Blue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23,parent_id=727,base_price=0.0000,tax_amount=,base_row_total=,discount_amount=,row_total=,base_discount_amount=,price_incl_tax=,base_tax_amount=,base_price_incl_tax=,qty=1.0000,base_cost=6.0000,price=0.0000,base_row_total_incl_tax=,row_total_incl_tax=,product_id=68923,order_item_id=6589,additional_data=,description=,sku=1000114457-Blue-One%20Size,name=Baby%20Layette%20Blanket-Blue-One%20Size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24,parent_id=727,base_price=3.9900,tax_amount=0.0000,base_row_total=3.9900,discount_amount=0.7900,row_total=3.9900,base_discount_amount=0.7900,price_incl_tax=3.9900,base_tax_amount=0.0000,base_price_incl_tax=3.9900,qty=1.0000,base_cost=2.0000,price=3.9900,base_row_total_incl_tax=3.9900,row_total_incl_tax=3.9900,product_id=69115,order_item_id=6590,additional_data=,description=,sku=1000129132-Blue-One%20Size,name=Precious%20Moments%20Layette%20Velboa%20Soft%20Blanket-Blue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25,parent_id=727,base_price=0.0000,tax_amount=,base_row_total=,discount_amount=,row_total=,base_discount_amount=,price_incl_tax=,base_tax_amount=,base_price_incl_tax=,qty=1.0000,base_cost=2.0000,price=0.0000,base_row_total_incl_tax=,row_total_incl_tax=,product_id=68947,order_item_id=6591,additional_data=,description=,sku=1000129132-Blue-One%20Size,name=Precious%20Moments%20Layette%20Velboa%20Soft%20Blanket-Blue-One%20Size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26,parent_id=727,base_price=3.9900,tax_amount=0.0000,base_row_total=3.9900,discount_amount=0.8000,row_total=3.9900,base_discount_amount=0.8000,price_incl_tax=3.9900,base_tax_amount=0.0000,base_price_incl_tax=3.9900,qty=1.0000,base_cost=1.5000,price=3.9900,base_row_total_incl_tax=3.9900,row_total_incl_tax=3.9900,product_id=69141,order_item_id=6592,additional_data=,description=,sku=1000162675-Green-One%20Size,name=Petite%20Creations%20Layette%20Toy%20Elephant%20Teether-Green,discount_tax_compensation_amount=0.0000,base_discount_tax_compensation_amount=0.0000,tax_ratio=,weee_tax_applied=%5B%5D,weee_tax_applied_amount=,weee_tax_applied_row_amount=0.0000,weee_tax_disposition=,weee_tax_row_disposition=0.0000,base_weee_tax_applied_amount=,base_weee_tax_applied_row_amnt=,base_weee_tax_disposition=,base_weee_tax_row_disposition=0.0000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48"/>
          <table:table-cell office:value-type="string">
            <text:p>entity_id=727,store_id=,base_grand_total=,shipping_tax_amount=,tax_amount=,base_tax_amount=,store_to_order_rate=,base_shipping_tax_amount=,base_discount_amount=,base_to_order_rate=,grand_total=,shipping_amount=,subtotal_incl_tax=,base_subtotal_incl_tax=,store_to_base_rate=,base_shipping_amount=,total_qty=,base_to_global_rate=,subtotal=,base_subtotal=,discount_amount=,billing_address_id=,is_used_for_refund=,order_id=,email_sent=,send_email=,can_void_flag=,state=,shipping_address_id=,store_currency_code=,transaction_id=,order_currency_code=,base_currency_code=,global_currency_code=,increment_id=,created_at=,updated_at=,discount_tax_compensation_amount=,base_discount_tax_compensation_amount=,shipping_discount_tax_compensation_amount=,base_shipping_discount_tax_compensation_amnt=,shipping_incl_tax=,base_shipping_incl_tax=,base_total_refunded=,discount_description=,customer_note=,customer_note_notify=</text:p>
          </table:table-cell>
          <table:table-cell office:value-type="string">
            <text:p>entity_id=4527,parent_id=727,base_price=0.0000,tax_amount=,base_row_total=,discount_amount=,row_total=,base_discount_amount=,price_incl_tax=,base_tax_amount=,base_price_incl_tax=,qty=1.0000,base_cost=1.5000,price=0.0000,base_row_total_incl_tax=,row_total_incl_tax=,product_id=69000,order_item_id=6593,additional_data=,description=,sku=1000162675-Green-One%20Size,name=Petite%20Creations%20Layette%20Toy%20Elephant%20Teether-Green-One%20Size,discount_tax_compensation_amount=,base_discount_tax_compensation_amount=,tax_ratio=,weee_tax_applied=,weee_tax_applied_amount=,weee_tax_applied_row_amount=,weee_tax_disposition=,weee_tax_row_disposition=,base_weee_tax_applied_amount=,base_weee_tax_applied_row_amnt=,base_weee_tax_disposition=,base_weee_tax_row_disposition=</text:p>
          </table:table-cell>
          <table:table-cell table:number-columns-repeated="8"/>
        </table:table-row>
        <table:table-row table:style-name="ro1">
          <table:table-cell office:value-type="float" office:value="991">
            <text:p>991</text:p>
          </table:table-cell>
          <table:table-cell table:number-columns-repeated="154"/>
          <table:table-cell office:value-type="string">
            <text:p>entity_id=2648,parent_id=991,is_customer_notified=,is_visible_on_front=,comment=Payflow%20PNREF%3A%20%23BGPP1B728788.%20Authorized%20amount%20of%20%2437.53%20Transaction%20ID%3A%20%22397666806U9047808%22,status=processing,created_at=2018-03-27%2019%3A30%3A33,entity_name=order</text:p>
          </table:table-cell>
          <table:table-cell table:number-columns-repeated="3"/>
        </table:table-row>
        <table:table-row table:style-name="ro1">
          <table:table-cell office:value-type="float" office:value="991">
            <text:p>991</text:p>
          </table:table-cell>
          <table:table-cell table:number-columns-repeated="154"/>
          <table:table-cell office:value-type="string">
            <text:p>entity_id=2649,parent_id=991,is_customer_notified=,is_visible_on_front=,comment=Payflow%20PNREF%3A%20%23BIPP785ADDCD.%20Captured%20amount%20of%20%2424.76%20online%20Transaction%20ID%3A%20%223X168448R0347604L%22,status=processing,created_at=2018-03-28%2017%3A18%3A26,entity_name=invoice</text:p>
          </table:table-cell>
          <table:table-cell table:number-columns-repeated="3"/>
        </table:table-row>
        <table:table-row table:style-name="ro1">
          <table:table-cell office:value-type="float" office:value="991">
            <text:p>991</text:p>
          </table:table-cell>
          <table:table-cell table:number-columns-repeated="154"/>
          <table:table-cell office:value-type="string">
            <text:p>entity_id=2650,parent_id=991,is_customer_notified=,is_visible_on_front=,comment=IPN%20%22Completed%22%20Registered%20notification%20about%20captured%20amount%20of%20%2424.76.%20Transaction%20ID%3A%20%223X168448R0347604L%22,status=processing,created_at=2018-03-28%2017%3A18%3A37,entity_name=order</text:p>
          </table:table-cell>
          <table:table-cell table:number-columns-repeated="3"/>
        </table:table-row>
        <table:table-row table:style-name="ro1">
          <table:table-cell office:value-type="float" office:value="991">
            <text:p>991</text:p>
          </table:table-cell>
          <table:table-cell table:number-columns-repeated="154"/>
          <table:table-cell office:value-type="string">
            <text:p>entity_id=2651,parent_id=991,is_customer_notified=,is_visible_on_front=,comment=Canceled%20order%20online%20Transaction%20ID%3A%20%22397666806U9047808-void%22,status=processing,created_at=2018-03-28%2017%3A18%3A42,entity_name=order</text:p>
          </table:table-cell>
          <table:table-cell table:number-columns-repeated="3"/>
        </table:table-row>
        <table:table-row table:style-name="ro1">
          <table:table-cell office:value-type="float" office:value="991">
            <text:p>991</text:p>
          </table:table-cell>
          <table:table-cell table:number-columns-repeated="154"/>
          <table:table-cell office:value-type="string">
            <text:p>entity_id=2652,parent_id=991,is_customer_notified=,is_visible_on_front=,comment=,status=shipped_complete_store_2,created_at=2018-03-28%2017%3A19%3A31,entity_name=order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6/20/2018</text:date>, <text:time>14:2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3" meta:object-count="0"/>
    <meta:generator>OpenOffice/4.1.5$Win32 OpenOffice.org_project/415m1$Build-9789</meta:generator>
  </office:meta>
</office:document-meta>
</file>